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style:style style:name="P1" style:parent-style-name="LO-Normal" style:master-page-name="MPF0" style:family="paragraph">
      <style:paragraph-properties fo:break-before="page" fo:margin-bottom="0in" fo:margin-right="-1.1812in"/>
      <style:text-properties fo:font-weight="bold" style:font-weight-asian="bold" fo:font-size="8pt" style:font-size-asian="8pt" style:font-size-complex="8pt"/>
    </style:style>
    <style:style style:name="P30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0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0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0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0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1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1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1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1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1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1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1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1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1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1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2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2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2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2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2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2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2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2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2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2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3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3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3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3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3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3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3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3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3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3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4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4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4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4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4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4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4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4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4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4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5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5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5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5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5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5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5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5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5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5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6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6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6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6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6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6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6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6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6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6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7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7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7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7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7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7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7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7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7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7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8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8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8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8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8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8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8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8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8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8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9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9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9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9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9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9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9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9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9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9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0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0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0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0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0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0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0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0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0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0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1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1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1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1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1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1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1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1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1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1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2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2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2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2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2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2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2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2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2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2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3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3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3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3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3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3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3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3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3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3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4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4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4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4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4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4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4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4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4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4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5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5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5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5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5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5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5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5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5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5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6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6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6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6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6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6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6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6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6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6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7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7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7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7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7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7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7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7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7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7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8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8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8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8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8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8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8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8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8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8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9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9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9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9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9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9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9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9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9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9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0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0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0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0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0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0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0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0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0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0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1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1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1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1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1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1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1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1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1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1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2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2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2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2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2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2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2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2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2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2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3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3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3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3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3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3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3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3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3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3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4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4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4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4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4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4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4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4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4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4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5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5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5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5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5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5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5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5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5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5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6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6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6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6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6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6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6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6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6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6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70" style:parent-style-name="LO-Normal" style:family="paragraph">
      <style:paragraph-properties fo:margin-bottom="0in" fo:margin-left="0.25in" fo:margin-right="-1.1812in">
        <style:tab-stops/>
      </style:paragraph-properties>
      <style:text-properties fo:font-weight="bold" style:font-weight-asian="bold" fo:font-size="8pt" style:font-size-asian="8pt" style:font-size-complex="8pt"/>
    </style:style>
  </office:automatic-styles>
  <office:body>
    <office:text text:use-soft-page-breaks="true">
      <text:list text:style-name="LFO3" text:continue-numbering="true">
        <text:list-item>
          <text:p text:style-name="P1">AA145963497BR</text:p>
        </text:list-item>
        <text:list-item>
          <text:p text:style-name="P305">AK167196029BR</text:p>
        </text:list-item>
        <text:list-item>
          <text:p text:style-name="P306">AK168072414BR</text:p>
        </text:list-item>
        <text:list-item>
          <text:p text:style-name="P307">AK166283322BR</text:p>
        </text:list-item>
        <text:list-item>
          <text:p text:style-name="P308">AK167393616BR</text:p>
        </text:list-item>
        <text:list-item>
          <text:p text:style-name="P309">AA146261552BR</text:p>
        </text:list-item>
        <text:list-item>
          <text:p text:style-name="P310">AK166985056BR</text:p>
        </text:list-item>
        <text:list-item>
          <text:p text:style-name="P311">AK167549715BR</text:p>
        </text:list-item>
        <text:list-item>
          <text:p text:style-name="P312">AK166224001BR</text:p>
        </text:list-item>
        <text:list-item>
          <text:p text:style-name="P313">AK167449315BR</text:p>
        </text:list-item>
        <text:list-item>
          <text:p text:style-name="P314">AK166444824BR</text:p>
        </text:list-item>
        <text:list-item>
          <text:p text:style-name="P315">AA146483421BR</text:p>
        </text:list-item>
        <text:list-item>
          <text:p text:style-name="P316">AA146405132BR</text:p>
        </text:list-item>
        <text:list-item>
          <text:p text:style-name="P317">AA146505127BR</text:p>
        </text:list-item>
        <text:list-item>
          <text:p text:style-name="P318">AK167450066BR</text:p>
        </text:list-item>
        <text:list-item>
          <text:p text:style-name="P319">AK167325911BR</text:p>
        </text:list-item>
        <text:list-item>
          <text:p text:style-name="P320">AA146472358BR</text:p>
        </text:list-item>
        <text:list-item>
          <text:p text:style-name="P321">AA146479926BR</text:p>
        </text:list-item>
        <text:list-item>
          <text:p text:style-name="P322">AK167755425BR</text:p>
        </text:list-item>
        <text:list-item>
          <text:p text:style-name="P323">AA146384335BR</text:p>
        </text:list-item>
        <text:list-item>
          <text:p text:style-name="P324">AA146509755BR</text:p>
        </text:list-item>
        <text:list-item>
          <text:p text:style-name="P325">AK167561124BR</text:p>
        </text:list-item>
        <text:list-item>
          <text:p text:style-name="P326">AK166755225BR</text:p>
        </text:list-item>
        <text:list-item>
          <text:p text:style-name="P327">AK167727420BR</text:p>
        </text:list-item>
        <text:list-item>
          <text:p text:style-name="P328">AK167449261BR</text:p>
        </text:list-item>
        <text:list-item>
          <text:p text:style-name="P329">AA146395041BR</text:p>
        </text:list-item>
        <text:list-item>
          <text:p text:style-name="P330">AK167910417BR</text:p>
        </text:list-item>
        <text:list-item>
          <text:p text:style-name="P331">AA146421356BR</text:p>
        </text:list-item>
        <text:list-item>
          <text:p text:style-name="P332">AK167484484BR</text:p>
        </text:list-item>
        <text:list-item>
          <text:p text:style-name="P333">AK167349419BR</text:p>
        </text:list-item>
        <text:list-item>
          <text:p text:style-name="P334">AK166816446BR</text:p>
        </text:list-item>
        <text:list-item>
          <text:p text:style-name="P335">AK166670233BR</text:p>
        </text:list-item>
        <text:list-item>
          <text:p text:style-name="P336">AK167484189BR</text:p>
        </text:list-item>
        <text:list-item>
          <text:p text:style-name="P337">AK166852942BR</text:p>
        </text:list-item>
        <text:list-item>
          <text:p text:style-name="P338">AA146370084BR</text:p>
        </text:list-item>
        <text:list-item>
          <text:p text:style-name="P339">AK166716023BR</text:p>
        </text:list-item>
        <text:list-item>
          <text:p text:style-name="P340">AA146403635BR</text:p>
        </text:list-item>
        <text:list-item>
          <text:p text:style-name="P341">AA146377958BR</text:p>
        </text:list-item>
        <text:list-item>
          <text:p text:style-name="P342">AA146509132BR</text:p>
        </text:list-item>
        <text:list-item>
          <text:p text:style-name="P343">AK167657750BR</text:p>
        </text:list-item>
        <text:list-item>
          <text:p text:style-name="P344">AA146262969BR</text:p>
        </text:list-item>
        <text:list-item>
          <text:p text:style-name="P345">AK167789954BR</text:p>
        </text:list-item>
        <text:list-item>
          <text:p text:style-name="P346">AK167480377BR</text:p>
        </text:list-item>
        <text:list-item>
          <text:p text:style-name="P347">AK167383021BR</text:p>
        </text:list-item>
        <text:list-item>
          <text:p text:style-name="P348">AK167491278BR</text:p>
        </text:list-item>
        <text:list-item>
          <text:p text:style-name="P349">AK166772816BR</text:p>
        </text:list-item>
        <text:list-item>
          <text:p text:style-name="P350">AA145798781BR</text:p>
        </text:list-item>
        <text:list-item>
          <text:p text:style-name="P351">AA146180655BR</text:p>
        </text:list-item>
        <text:list-item>
          <text:p text:style-name="P352">AK167559704BR</text:p>
        </text:list-item>
        <text:list-item>
          <text:p text:style-name="P353">AK167758104BR</text:p>
        </text:list-item>
        <text:list-item>
          <text:p text:style-name="P354">AA146564200BR</text:p>
        </text:list-item>
        <text:list-item>
          <text:p text:style-name="P355">AK167570727BR</text:p>
        </text:list-item>
        <text:list-item>
          <text:p text:style-name="P356">AA145940329BR</text:p>
        </text:list-item>
        <text:list-item>
          <text:p text:style-name="P357">AK167570850BR</text:p>
        </text:list-item>
        <text:list-item>
          <text:p text:style-name="P358">AK167443958BR</text:p>
        </text:list-item>
        <text:list-item>
          <text:p text:style-name="P359">AK166906291BR</text:p>
        </text:list-item>
        <text:list-item>
          <text:p text:style-name="P360">AK167617027BR</text:p>
        </text:list-item>
        <text:list-item>
          <text:p text:style-name="P361">AK167621525BR</text:p>
        </text:list-item>
        <text:list-item>
          <text:p text:style-name="P362">AK167523038BR</text:p>
        </text:list-item>
        <text:list-item>
          <text:p text:style-name="P363">AK167595729BR</text:p>
        </text:list-item>
        <text:list-item>
          <text:p text:style-name="P364">AK167847538BR</text:p>
        </text:list-item>
        <text:list-item>
          <text:p text:style-name="P365">AK167481148BR</text:p>
        </text:list-item>
        <text:list-item>
          <text:p text:style-name="P366">AA145791236BR</text:p>
        </text:list-item>
        <text:list-item>
          <text:p text:style-name="P367">AK166890415BR</text:p>
        </text:list-item>
        <text:list-item>
          <text:p text:style-name="P368">AK167279942BR</text:p>
        </text:list-item>
        <text:list-item>
          <text:p text:style-name="P369">AK167715452BR</text:p>
        </text:list-item>
        <text:list-item>
          <text:p text:style-name="P370">AA145942466BR</text:p>
        </text:list-item>
        <text:list-item>
          <text:p text:style-name="P371">AK167618345BR</text:p>
        </text:list-item>
        <text:list-item>
          <text:p text:style-name="P372">AK167320070BR</text:p>
        </text:list-item>
        <text:list-item>
          <text:p text:style-name="P373">AK167539174BR</text:p>
        </text:list-item>
        <text:list-item>
          <text:p text:style-name="P374">AK167350814BR</text:p>
        </text:list-item>
        <text:list-item>
          <text:p text:style-name="P375">AK167600415BR</text:p>
        </text:list-item>
        <text:list-item>
          <text:p text:style-name="P376">AK166716709BR</text:p>
        </text:list-item>
        <text:list-item>
          <text:p text:style-name="P377">AK167334555BR</text:p>
        </text:list-item>
        <text:list-item>
          <text:p text:style-name="P378">AK167733399BR</text:p>
        </text:list-item>
        <text:list-item>
          <text:p text:style-name="P379">AK167565639BR</text:p>
        </text:list-item>
        <text:list-item>
          <text:p text:style-name="P380">AA145979347BR</text:p>
        </text:list-item>
        <text:list-item>
          <text:p text:style-name="P381">AA146248658BR</text:p>
        </text:list-item>
        <text:list-item>
          <text:p text:style-name="P382">AA146209518BR</text:p>
        </text:list-item>
        <text:list-item>
          <text:p text:style-name="P383">AK167923058BR</text:p>
        </text:list-item>
        <text:list-item>
          <text:p text:style-name="P384">AA146394845BR</text:p>
        </text:list-item>
        <text:list-item>
          <text:p text:style-name="P385">AA146443453BR</text:p>
        </text:list-item>
        <text:list-item>
          <text:p text:style-name="P386">AK167083305BR</text:p>
        </text:list-item>
        <text:list-item>
          <text:p text:style-name="P387">AK166910795BR</text:p>
        </text:list-item>
        <text:list-item>
          <text:p text:style-name="P388">AA146380435BR</text:p>
        </text:list-item>
        <text:list-item>
          <text:p text:style-name="P389">AK167807940BR</text:p>
        </text:list-item>
        <text:list-item>
          <text:p text:style-name="P390">AK167773248BR</text:p>
        </text:list-item>
        <text:list-item>
          <text:p text:style-name="P391">AK167467185BR</text:p>
        </text:list-item>
        <text:list-item>
          <text:p text:style-name="P392">AK167362786BR</text:p>
        </text:list-item>
        <text:list-item>
          <text:p text:style-name="P393">AA146202877BR</text:p>
        </text:list-item>
        <text:list-item>
          <text:p text:style-name="P394">AK167649311BR</text:p>
        </text:list-item>
        <text:list-item>
          <text:p text:style-name="P395">AK167685720BR</text:p>
        </text:list-item>
        <text:list-item>
          <text:p text:style-name="P396">AA146385835BR</text:p>
        </text:list-item>
        <text:list-item>
          <text:p text:style-name="P397">AA146243430BR</text:p>
        </text:list-item>
        <text:list-item>
          <text:p text:style-name="P398">AK166533250BR</text:p>
        </text:list-item>
        <text:list-item>
          <text:p text:style-name="P399">AK166771988BR</text:p>
        </text:list-item>
        <text:list-item>
          <text:p text:style-name="P400">AK166145595BR</text:p>
        </text:list-item>
        <text:list-item>
          <text:p text:style-name="P401">AK166908425BR</text:p>
        </text:list-item>
        <text:list-item>
          <text:p text:style-name="P402">AK167453717BR</text:p>
        </text:list-item>
        <text:list-item>
          <text:p text:style-name="P403">AA146377913BR</text:p>
        </text:list-item>
        <text:list-item>
          <text:p text:style-name="P404">AK167377352BR</text:p>
        </text:list-item>
        <text:list-item>
          <text:p text:style-name="P405">AK166322763BR</text:p>
        </text:list-item>
        <text:list-item>
          <text:p text:style-name="P406">AK167688607BR</text:p>
        </text:list-item>
        <text:list-item>
          <text:p text:style-name="P407">AK167905292BR</text:p>
        </text:list-item>
        <text:list-item>
          <text:p text:style-name="P408">AK167708315BR</text:p>
        </text:list-item>
        <text:list-item>
          <text:p text:style-name="P409">AK166475279BR</text:p>
        </text:list-item>
        <text:list-item>
          <text:p text:style-name="P410">AK166094893BR</text:p>
        </text:list-item>
        <text:list-item>
          <text:p text:style-name="P411">AA145574280BR</text:p>
        </text:list-item>
        <text:list-item>
          <text:p text:style-name="P412">AA145651548BR</text:p>
        </text:list-item>
        <text:list-item>
          <text:p text:style-name="P413">AA145223354BR</text:p>
        </text:list-item>
        <text:list-item>
          <text:p text:style-name="P414">AK166919352BR</text:p>
        </text:list-item>
        <text:list-item>
          <text:p text:style-name="P415">AK166164682BR</text:p>
        </text:list-item>
        <text:list-item>
          <text:p text:style-name="P416">AA145206546BR</text:p>
        </text:list-item>
        <text:list-item>
          <text:p text:style-name="P417">AK166912204BR</text:p>
        </text:list-item>
        <text:list-item>
          <text:p text:style-name="P418">AA146798655BR</text:p>
        </text:list-item>
        <text:list-item>
          <text:p text:style-name="P419">AK168441145BR</text:p>
        </text:list-item>
        <text:list-item>
          <text:p text:style-name="P420">AK166542818BR</text:p>
        </text:list-item>
        <text:list-item>
          <text:p text:style-name="P421">AK168093771BR</text:p>
        </text:list-item>
        <text:list-item>
          <text:p text:style-name="P422">AA146815490BR</text:p>
        </text:list-item>
        <text:list-item>
          <text:p text:style-name="P423">AA146640348BR</text:p>
        </text:list-item>
        <text:list-item>
          <text:p text:style-name="P424">AA147210985BR</text:p>
        </text:list-item>
        <text:list-item>
          <text:p text:style-name="P425">AA147061583BR</text:p>
        </text:list-item>
        <text:list-item>
          <text:p text:style-name="P426">AA146844213BR</text:p>
        </text:list-item>
        <text:list-item>
          <text:p text:style-name="P427">AA147206858BR</text:p>
        </text:list-item>
        <text:list-item>
          <text:p text:style-name="P428">AK168630682BR</text:p>
        </text:list-item>
        <text:list-item>
          <text:p text:style-name="P429">AK166935783BR</text:p>
        </text:list-item>
        <text:list-item>
          <text:p text:style-name="P430">AA145680181BR</text:p>
        </text:list-item>
        <text:list-item>
          <text:p text:style-name="P431">AK168914826BR</text:p>
        </text:list-item>
        <text:list-item>
          <text:p text:style-name="P432">AK168518839BR</text:p>
        </text:list-item>
        <text:list-item>
          <text:p text:style-name="P433">AK168639046BR</text:p>
        </text:list-item>
        <text:list-item>
          <text:p text:style-name="P434">AK167111054BR</text:p>
        </text:list-item>
        <text:list-item>
          <text:p text:style-name="P435">AK168099156BR</text:p>
        </text:list-item>
        <text:list-item>
          <text:p text:style-name="P436">AK167018712BR</text:p>
        </text:list-item>
        <text:list-item>
          <text:p text:style-name="P437">AA146009661BR</text:p>
        </text:list-item>
        <text:list-item>
          <text:p text:style-name="P438">AA146073130BR</text:p>
        </text:list-item>
        <text:list-item>
          <text:p text:style-name="P439">AK168314190BR</text:p>
        </text:list-item>
        <text:list-item>
          <text:p text:style-name="P440">AA147211668BR</text:p>
        </text:list-item>
        <text:list-item>
          <text:p text:style-name="P441">AA146547626BR</text:p>
        </text:list-item>
        <text:list-item>
          <text:p text:style-name="P442">AK167239373BR</text:p>
        </text:list-item>
        <text:list-item>
          <text:p text:style-name="P443">AK167097975BR</text:p>
        </text:list-item>
        <text:list-item>
          <text:p text:style-name="P444">AK167969960BR</text:p>
        </text:list-item>
        <text:list-item>
          <text:p text:style-name="P445">AK167230017BR</text:p>
        </text:list-item>
        <text:list-item>
          <text:p text:style-name="P446">AA147285498BR</text:p>
        </text:list-item>
        <text:list-item>
          <text:p text:style-name="P447">AA147426244BR</text:p>
        </text:list-item>
        <text:list-item>
          <text:p text:style-name="P448">AK168215563BR</text:p>
        </text:list-item>
        <text:list-item>
          <text:p text:style-name="P449">AA146669655BR</text:p>
        </text:list-item>
        <text:list-item>
          <text:p text:style-name="P450">AK167387244BR</text:p>
        </text:list-item>
        <text:list-item>
          <text:p text:style-name="P451">AK167648174BR</text:p>
        </text:list-item>
        <text:list-item>
          <text:p text:style-name="P452">AA146213662BR</text:p>
        </text:list-item>
        <text:list-item>
          <text:p text:style-name="P453">AK167561861BR</text:p>
        </text:list-item>
        <text:list-item>
          <text:p text:style-name="P454">AA147284064BR</text:p>
        </text:list-item>
        <text:list-item>
          <text:p text:style-name="P455">AA145658585BR</text:p>
        </text:list-item>
        <text:list-item>
          <text:p text:style-name="P456">AA145882285BR</text:p>
        </text:list-item>
        <text:list-item>
          <text:p text:style-name="P457">AK168820240BR</text:p>
        </text:list-item>
        <text:list-item>
          <text:p text:style-name="P458">AA146431693BR</text:p>
        </text:list-item>
        <text:list-item>
          <text:p text:style-name="P459">AA146735448BR</text:p>
        </text:list-item>
        <text:list-item>
          <text:p text:style-name="P460">AK168479605BR</text:p>
        </text:list-item>
        <text:list-item>
          <text:p text:style-name="P461">AA146868339BR</text:p>
        </text:list-item>
        <text:list-item>
          <text:p text:style-name="P462">AA146767255BR</text:p>
        </text:list-item>
        <text:list-item>
          <text:p text:style-name="P463">AA145696779BR</text:p>
        </text:list-item>
        <text:list-item>
          <text:p text:style-name="P464">AA146512264BR</text:p>
        </text:list-item>
        <text:list-item>
          <text:p text:style-name="P465">AK166999015BR</text:p>
        </text:list-item>
        <text:list-item>
          <text:p text:style-name="P466">AK167018828BR</text:p>
        </text:list-item>
        <text:list-item>
          <text:p text:style-name="P467">AK166656086BR</text:p>
        </text:list-item>
        <text:list-item>
          <text:p text:style-name="P468">AK169153128BR</text:p>
        </text:list-item>
        <text:list-item>
          <text:p text:style-name="P469">AA147336190BR</text:p>
        </text:list-item>
        <text:list-item>
          <text:p text:style-name="P470">AK168455952BR</text:p>
        </text:list-item>
        <text:list-item>
          <text:p text:style-name="P471">AA146438475BR</text:p>
        </text:list-item>
        <text:list-item>
          <text:p text:style-name="P472">AA146218112BR</text:p>
        </text:list-item>
        <text:list-item>
          <text:p text:style-name="P473">AK166983758BR</text:p>
        </text:list-item>
        <text:list-item>
          <text:p text:style-name="P474">AK167439848BR</text:p>
        </text:list-item>
        <text:list-item>
          <text:p text:style-name="P475">AA145954549BR</text:p>
        </text:list-item>
        <text:list-item>
          <text:p text:style-name="P476">AK168315725BR</text:p>
        </text:list-item>
        <text:list-item>
          <text:p text:style-name="P477">AK168714158BR</text:p>
        </text:list-item>
        <text:list-item>
          <text:p text:style-name="P478">AK168245429BR</text:p>
        </text:list-item>
        <text:list-item>
          <text:p text:style-name="P479">AK167260115BR</text:p>
        </text:list-item>
        <text:list-item>
          <text:p text:style-name="P480">AK168547509BR</text:p>
        </text:list-item>
        <text:list-item>
          <text:p text:style-name="P481">AK168704575BR</text:p>
        </text:list-item>
        <text:list-item>
          <text:p text:style-name="P482">AK166456473BR</text:p>
        </text:list-item>
        <text:list-item>
          <text:p text:style-name="P483">AK166304583BR</text:p>
        </text:list-item>
        <text:list-item>
          <text:p text:style-name="P484">AK167943021BR</text:p>
        </text:list-item>
        <text:list-item>
          <text:p text:style-name="P485">AA146368324BR</text:p>
        </text:list-item>
        <text:list-item>
          <text:p text:style-name="P486">AK166041065BR</text:p>
        </text:list-item>
        <text:list-item>
          <text:p text:style-name="P487">AA145728131BR</text:p>
        </text:list-item>
        <text:list-item>
          <text:p text:style-name="P488">AA146131455BR</text:p>
        </text:list-item>
        <text:list-item>
          <text:p text:style-name="P489">AA146205048BR</text:p>
        </text:list-item>
        <text:list-item>
          <text:p text:style-name="P490">AK168712395BR</text:p>
        </text:list-item>
        <text:list-item>
          <text:p text:style-name="P491">AK167358702BR</text:p>
        </text:list-item>
        <text:list-item>
          <text:p text:style-name="P492">AK167636984BR</text:p>
        </text:list-item>
        <text:list-item>
          <text:p text:style-name="P493">AA146163158BR</text:p>
        </text:list-item>
        <text:list-item>
          <text:p text:style-name="P494">AK168047560BR</text:p>
        </text:list-item>
        <text:list-item>
          <text:p text:style-name="P495">AA145477209BR</text:p>
        </text:list-item>
        <text:list-item>
          <text:p text:style-name="P496">AA145735693BR</text:p>
        </text:list-item>
        <text:list-item>
          <text:p text:style-name="P497">AA145713741BR</text:p>
        </text:list-item>
        <text:list-item>
          <text:p text:style-name="P498">AA146125733BR</text:p>
        </text:list-item>
        <text:list-item>
          <text:p text:style-name="P499">AA145354403BR</text:p>
        </text:list-item>
        <text:list-item>
          <text:p text:style-name="P500">AA147405880BR</text:p>
        </text:list-item>
        <text:list-item>
          <text:p text:style-name="P501">AA147404955BR</text:p>
        </text:list-item>
        <text:list-item>
          <text:p text:style-name="P502">AK168747258BR</text:p>
        </text:list-item>
        <text:list-item>
          <text:p text:style-name="P503">AK168631997BR</text:p>
        </text:list-item>
        <text:list-item>
          <text:p text:style-name="P504">AK167856367BR</text:p>
        </text:list-item>
        <text:list-item>
          <text:p text:style-name="P505">AK167090955BR</text:p>
        </text:list-item>
        <text:list-item>
          <text:p text:style-name="P506">AK167980877BR</text:p>
        </text:list-item>
        <text:list-item>
          <text:p text:style-name="P507">AK167146455BR</text:p>
        </text:list-item>
        <text:list-item>
          <text:p text:style-name="P508">AA146149669BR</text:p>
        </text:list-item>
        <text:list-item>
          <text:p text:style-name="P509">AK167890730BR</text:p>
        </text:list-item>
        <text:list-item>
          <text:p text:style-name="P510">AA146266152BR</text:p>
        </text:list-item>
        <text:list-item>
          <text:p text:style-name="P511">AA145320055BR</text:p>
        </text:list-item>
        <text:list-item>
          <text:p text:style-name="P512">AK167489138BR</text:p>
        </text:list-item>
        <text:list-item>
          <text:p text:style-name="P513">AK166837123BR</text:p>
        </text:list-item>
        <text:list-item>
          <text:p text:style-name="P514">AK167449160BR</text:p>
        </text:list-item>
        <text:list-item>
          <text:p text:style-name="P515">AA146558924BR</text:p>
        </text:list-item>
        <text:list-item>
          <text:p text:style-name="P516">AK166299543BR</text:p>
        </text:list-item>
        <text:list-item>
          <text:p text:style-name="P517">AA147239326BR</text:p>
        </text:list-item>
        <text:list-item>
          <text:p text:style-name="P518">AK167325695BR</text:p>
        </text:list-item>
        <text:list-item>
          <text:p text:style-name="P519">QR231042108BR</text:p>
        </text:list-item>
        <text:list-item>
          <text:p text:style-name="P520">SY422758694BR</text:p>
        </text:list-item>
        <text:list-item>
          <text:p text:style-name="P521">AA146714828BR</text:p>
        </text:list-item>
        <text:list-item>
          <text:p text:style-name="P522">AK169099268BR</text:p>
        </text:list-item>
        <text:list-item>
          <text:p text:style-name="P523">AA146638865BR</text:p>
        </text:list-item>
        <text:list-item>
          <text:p text:style-name="P524">AA145637458BR</text:p>
        </text:list-item>
        <text:list-item>
          <text:p text:style-name="P525">AA146018986BR</text:p>
        </text:list-item>
        <text:list-item>
          <text:p text:style-name="P526">AA145384665BR</text:p>
        </text:list-item>
        <text:list-item>
          <text:p text:style-name="P527">AK167403415BR</text:p>
        </text:list-item>
        <text:list-item>
          <text:p text:style-name="P528">AA145991348BR</text:p>
        </text:list-item>
        <text:list-item>
          <text:p text:style-name="P529">AK168048707BR</text:p>
        </text:list-item>
        <text:list-item>
          <text:p text:style-name="P530">QR231042085BR</text:p>
        </text:list-item>
        <text:list-item>
          <text:p text:style-name="P531">AA146466145BR</text:p>
        </text:list-item>
        <text:list-item>
          <text:p text:style-name="P532">AK168450439BR</text:p>
        </text:list-item>
        <text:list-item>
          <text:p text:style-name="P533">AK166573112BR</text:p>
        </text:list-item>
        <text:list-item>
          <text:p text:style-name="P534">AA145270204BR</text:p>
        </text:list-item>
        <text:list-item>
          <text:p text:style-name="P535">AK166904698BR</text:p>
        </text:list-item>
        <text:list-item>
          <text:p text:style-name="P536">AA145484385BR</text:p>
        </text:list-item>
        <text:list-item>
          <text:p text:style-name="P537">AK166446269BR</text:p>
        </text:list-item>
        <text:list-item>
          <text:p text:style-name="P538">AK167109930BR</text:p>
        </text:list-item>
        <text:list-item>
          <text:p text:style-name="P539">AA146914651BR</text:p>
        </text:list-item>
        <text:list-item>
          <text:p text:style-name="P540">AK167298703BR</text:p>
        </text:list-item>
        <text:list-item>
          <text:p text:style-name="P541">AA146966945BR</text:p>
        </text:list-item>
        <text:list-item>
          <text:p text:style-name="P542">AK169089844BR</text:p>
        </text:list-item>
        <text:list-item>
          <text:p text:style-name="P543">AA146215062BR</text:p>
        </text:list-item>
        <text:list-item>
          <text:p text:style-name="P544">AA146680112BR</text:p>
        </text:list-item>
        <text:list-item>
          <text:p text:style-name="P545">AK167047210BR</text:p>
        </text:list-item>
        <text:list-item>
          <text:p text:style-name="P546">AA145389901BR</text:p>
        </text:list-item>
        <text:list-item>
          <text:p text:style-name="P547">AA145371769BR</text:p>
        </text:list-item>
        <text:list-item>
          <text:p text:style-name="P548">AK167768322BR</text:p>
        </text:list-item>
        <text:list-item>
          <text:p text:style-name="P549">AK167448306BR</text:p>
        </text:list-item>
        <text:list-item>
          <text:p text:style-name="P550">AK167411924BR</text:p>
        </text:list-item>
        <text:list-item>
          <text:p text:style-name="P551">AK168213925BR</text:p>
        </text:list-item>
        <text:list-item>
          <text:p text:style-name="P552">AK168215798BR</text:p>
        </text:list-item>
        <text:list-item>
          <text:p text:style-name="P553">AK169151436BR</text:p>
        </text:list-item>
        <text:list-item>
          <text:p text:style-name="P554">AA145942302BR</text:p>
        </text:list-item>
        <text:list-item>
          <text:p text:style-name="P555">AK167274684BR</text:p>
        </text:list-item>
        <text:list-item>
          <text:p text:style-name="P556">AK167344703BR</text:p>
        </text:list-item>
        <text:list-item>
          <text:p text:style-name="P557">AA147384629BR</text:p>
        </text:list-item>
        <text:list-item>
          <text:p text:style-name="P558">AK166845561BR</text:p>
        </text:list-item>
        <text:list-item>
          <text:p text:style-name="P559">AA147434634BR</text:p>
        </text:list-item>
        <text:list-item>
          <text:p text:style-name="P560">AK169149596BR</text:p>
        </text:list-item>
        <text:list-item>
          <text:p text:style-name="P561">AA147234045BR</text:p>
        </text:list-item>
        <text:list-item>
          <text:p text:style-name="P562">AK169059343BR</text:p>
        </text:list-item>
        <text:list-item>
          <text:p text:style-name="P563">AK167117410BR</text:p>
        </text:list-item>
        <text:list-item>
          <text:p text:style-name="P564">AK167555631BR</text:p>
        </text:list-item>
        <text:list-item>
          <text:p text:style-name="P565">AK168980255BR</text:p>
        </text:list-item>
        <text:list-item>
          <text:p text:style-name="P566">AK168756229BR</text:p>
        </text:list-item>
        <text:list-item>
          <text:p text:style-name="P567">AK169181645BR</text:p>
        </text:list-item>
        <text:list-item>
          <text:p text:style-name="P568">AK169078872BR</text:p>
        </text:list-item>
        <text:list-item>
          <text:p text:style-name="P569">AK168420410BR</text:p>
        </text:list-item>
      </text:list>
      <text:p text:style-name="P57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style:vertical-align="auto" fo:margin-top="0.1666in" fo:margin-bottom="0in" fo:line-height="107%"/>
      <style:text-properties style:font-name="Calibri Light" style:font-name-asian="Times New Roman" style:font-name-complex="Times New Roman" fo:color="#2F5496" style:letter-kerning="true" fo:font-size="16pt" style:font-size-asian="16pt" style:font-size-complex="16pt" fo:hyphenate="false"/>
    </style:style>
    <style:style style:name="Normal" style:display-name="Normal" style:family="paragraph">
      <style:paragraph-properties style:vertical-align="baseline" fo:line-height="100%"/>
      <style:text-properties style:font-name="Times New Roman" style:font-name-asian="Times New Roman" style:font-name-complex="Times New Roman" style:letter-kerning="false" fo:font-size="10pt" style:font-size-asian="10pt" fo:hyphenate="false"/>
    </style:style>
    <style:style style:name="Fonteparág.padrão" style:display-name="Fonte parág. padrão" style:family="text"/>
    <style:style style:name="Título1Char" style:display-name="Título 1 Char" style:family="text" style:parent-style-name="Fonteparág.padrão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Númerodelinha" style:display-name="Número de linha" style:family="text" style:parent-style-name="Fonteparág.padrão"/>
    <style:style style:name="Textodenotadefim" style:display-name="Texto de nota de fim" style:family="paragraph" style:parent-style-name="Normal">
      <style:paragraph-properties fo:margin-bottom="0in"/>
      <style:text-properties style:font-size-complex="10pt" fo:hyphenate="false"/>
    </style:style>
    <style:style style:name="TextodenotadefimChar" style:display-name="Texto de nota de fim Char" style:family="text" style:parent-style-name="Fonteparág.padrão">
      <style:text-properties fo:font-size="10pt" style:font-size-asian="10pt" style:font-size-complex="10pt"/>
    </style:style>
    <style:style style:name="Ref.denotadefim" style:display-name="Ref. de nota de fim" style:family="text" style:parent-style-name="Fonteparág.padrão">
      <style:text-properties style:text-position="super 63.6%"/>
    </style:style>
    <style:style style:name="Fonteparág.padrão1" style:display-name="Fonte parág. padrão1" style:family="text"/>
    <style:style style:name="LO-Normal" style:display-name="LO-Normal" style:family="paragraph">
      <style:paragraph-properties style:vertical-align="baseline" fo:line-height="100%"/>
      <style:text-properties style:font-name="Times New Roman" style:font-name-asian="Times New Roman" style:font-name-complex="Times New Roman" style:letter-kerning="false" fo:font-size="10pt" style:font-size-asian="10pt" fo:hyphenate="false"/>
    </style:style>
    <style:style style:name="Cabeçalho" style:display-name="Cabeçalho" style:family="paragraph" style:parent-style-name="Normal">
      <style:paragraph-properties fo:margin-bottom="0in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CabeçalhoChar" style:display-name="Cabeçalho Char" style:family="text" style:parent-style-name="Fonteparág.padrão">
      <style:text-properties style:font-name="Times New Roman" style:font-name-asian="Times New Roman" style:font-name-complex="Times New Roman" style:letter-kerning="false" fo:font-size="10pt" style:font-size-asian="10pt"/>
    </style:style>
    <style:style style:name="Rodapé" style:display-name="Rodapé" style:family="paragraph" style:parent-style-name="Normal">
      <style:paragraph-properties fo:margin-bottom="0in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RodapéChar" style:display-name="Rodapé Char" style:family="text" style:parent-style-name="Fonteparág.padrão">
      <style:text-properties style:font-name="Times New Roman" style:font-name-asian="Times New Roman" style:font-name-complex="Times New Roman" style:letter-kerning="false" fo:font-size="10pt" style:font-size-asian="10pt"/>
    </style:style>
    <text:notes-configuration text:note-class="footnote" text:start-value="0" style:num-format="1" text:start-numbering-at="document" text:footnotes-position="page"/>
    <text:notes-configuration text:note-class="endnote" text:citation-style-name="Ref.denotadefim" text:citation-body-style-name="Ref.denotadefim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3937in" fo:margin-left="0.5in" fo:margin-bottom="0in" fo:margin-right="0.5in" style:num-format="1" style:writing-mode="lr-tb">
        <style:columns fo:column-count="4" fo:column-gap="0.4923in"/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1062in"/>
      </style:header-style>
      <style:footer-style>
        <style:header-footer-properties style:dynamic-spacing="true" fo:min-height="0.5in"/>
      </style:footer-style>
    </style:page-layout>
    <style:style style:name="P2" style:parent-style-name="LO-Normal" style:family="paragraph">
      <style:paragraph-properties fo:margin-bottom="0in" fo:margin-right="-1.1812in"/>
    </style:style>
    <style:style style:name="T3" style:parent-style-name="Fonteparág.padrão" style:family="text">
      <style:text-properties fo:font-weight="bold" style:font-weight-asian="bold" fo:font-size="9pt" style:font-size-asian="9pt" style:font-size-complex="9pt" style:language-asian="pt" style:country-asian="BR"/>
    </style:style>
    <style:style style:name="T4" style:parent-style-name="Fonteparág.padrão" style:family="text">
      <style:text-properties style:language-asian="pt" style:country-asian="BR"/>
    </style:style>
    <style:style style:name="TableColumn6" style:family="table-column">
      <style:table-column-properties style:column-width="0.0527in" style:use-optimal-column-width="false"/>
    </style:style>
    <style:style style:name="TableColumn7" style:family="table-column">
      <style:table-column-properties style:column-width="0.1972in" style:use-optimal-column-width="false"/>
    </style:style>
    <style:style style:name="TableColumn8" style:family="table-column">
      <style:table-column-properties style:column-width="0.8861in" style:use-optimal-column-width="false"/>
    </style:style>
    <style:style style:name="TableColumn9" style:family="table-column">
      <style:table-column-properties style:column-width="0.0527in" style:use-optimal-column-width="false"/>
    </style:style>
    <style:style style:name="TableColumn10" style:family="table-column">
      <style:table-column-properties style:column-width="0.1437in" style:use-optimal-column-width="false"/>
    </style:style>
    <style:style style:name="TableColumn11" style:family="table-column">
      <style:table-column-properties style:column-width="0.2423in" style:use-optimal-column-width="false"/>
    </style:style>
    <style:style style:name="TableColumn12" style:family="table-column">
      <style:table-column-properties style:column-width="0.0986in" style:use-optimal-column-width="false"/>
    </style:style>
    <style:style style:name="TableColumn13" style:family="table-column">
      <style:table-column-properties style:column-width="0.4895in" style:use-optimal-column-width="false"/>
    </style:style>
    <style:style style:name="TableColumn14" style:family="table-column">
      <style:table-column-properties style:column-width="0.0187in" style:use-optimal-column-width="false"/>
    </style:style>
    <style:style style:name="TableColumn15" style:family="table-column">
      <style:table-column-properties style:column-width="0.0895in" style:use-optimal-column-width="false"/>
    </style:style>
    <style:style style:name="TableColumn16" style:family="table-column">
      <style:table-column-properties style:column-width="0.1361in" style:use-optimal-column-width="false"/>
    </style:style>
    <style:style style:name="TableColumn17" style:family="table-column">
      <style:table-column-properties style:column-width="0.0611in" style:use-optimal-column-width="false"/>
    </style:style>
    <style:style style:name="TableColumn18" style:family="table-column">
      <style:table-column-properties style:column-width="0.2951in" style:use-optimal-column-width="false"/>
    </style:style>
    <style:style style:name="TableColumn19" style:family="table-column">
      <style:table-column-properties style:column-width="1.0756in" style:use-optimal-column-width="false"/>
    </style:style>
    <style:style style:name="TableColumn20" style:family="table-column">
      <style:table-column-properties style:column-width="0.1965in" style:use-optimal-column-width="false"/>
    </style:style>
    <style:style style:name="TableColumn21" style:family="table-column">
      <style:table-column-properties style:column-width="0.1201in" style:use-optimal-column-width="false"/>
    </style:style>
    <style:style style:name="TableColumn22" style:family="table-column">
      <style:table-column-properties style:column-width="0.1826in" style:use-optimal-column-width="false"/>
    </style:style>
    <style:style style:name="TableColumn23" style:family="table-column">
      <style:table-column-properties style:column-width="0.5465in" style:use-optimal-column-width="false"/>
    </style:style>
    <style:style style:name="TableColumn24" style:family="table-column">
      <style:table-column-properties style:column-width="0.0895in" style:use-optimal-column-width="false"/>
    </style:style>
    <style:style style:name="TableColumn25" style:family="table-column">
      <style:table-column-properties style:column-width="0.1972in" style:use-optimal-column-width="false"/>
    </style:style>
    <style:style style:name="TableColumn26" style:family="table-column">
      <style:table-column-properties style:column-width="0.2951in" style:use-optimal-column-width="false"/>
    </style:style>
    <style:style style:name="TableColumn27" style:family="table-column">
      <style:table-column-properties style:column-width="1.3923in" style:use-optimal-column-width="false"/>
    </style:style>
    <style:style style:name="TableColumn28" style:family="table-column">
      <style:table-column-properties style:column-width="0.1826in" style:use-optimal-column-width="false"/>
    </style:style>
    <style:style style:name="TableColumn29" style:family="table-column">
      <style:table-column-properties style:column-width="0.8333in" style:use-optimal-column-width="false"/>
    </style:style>
    <style:style style:name="Table5" style:family="table">
      <style:table-properties style:width="7.8756in" fo:margin-left="-0.3006in" table:align="left"/>
    </style:style>
    <style:style style:name="TableRow30" style:family="table-row">
      <style:table-row-properties style:min-row-height="0.1965in" style:use-optimal-row-height="false"/>
    </style:style>
    <style:style style:name="TableCell31" style:family="table-cell">
      <style:table-cell-properties fo:border="none" style:writing-mode="lr-tb" fo:padding-top="0in" fo:padding-left="0.0069in" fo:padding-bottom="0in" fo:padding-right="0.0069in"/>
    </style:style>
    <style:style style:name="P32" style:parent-style-name="LO-Normal" style:family="paragraph">
      <style:paragraph-properties fo:text-align="center" fo:margin-bottom="0in"/>
    </style:style>
    <style:style style:name="TableCell33" style:family="table-cell">
      <style:table-cell-properties fo:border="none" style:writing-mode="lr-tb" fo:padding-top="0in" fo:padding-left="0.0069in" fo:padding-bottom="0in" fo:padding-right="0.0069in"/>
    </style:style>
    <style:style style:name="P34" style:parent-style-name="LO-Normal" style:family="paragraph">
      <style:paragraph-properties fo:text-align="center" fo:margin-bottom="0in"/>
    </style:style>
    <style:style style:name="TableCell35" style:family="table-cell">
      <style:table-cell-properties fo:border="none" style:writing-mode="lr-tb" fo:padding-top="0in" fo:padding-left="0.0069in" fo:padding-bottom="0in" fo:padding-right="0.0069in"/>
    </style:style>
    <style:style style:name="P36" style:parent-style-name="LO-Normal" style:family="paragraph">
      <style:paragraph-properties fo:text-align="center" fo:margin-bottom="0in"/>
    </style:style>
    <style:style style:name="TableCell37" style:family="table-cell">
      <style:table-cell-properties fo:border="none" style:writing-mode="lr-tb" fo:padding-top="0in" fo:padding-left="0.0069in" fo:padding-bottom="0in" fo:padding-right="0.0069in"/>
    </style:style>
    <style:style style:name="P38" style:parent-style-name="LO-Normal" style:family="paragraph">
      <style:paragraph-properties fo:text-align="center" fo:margin-bottom="0in"/>
    </style:style>
    <style:style style:name="TableCell39" style:family="table-cell">
      <style:table-cell-properties fo:border="none" style:writing-mode="lr-tb" fo:padding-top="0in" fo:padding-left="0.0069in" fo:padding-bottom="0in" fo:padding-right="0.0069in"/>
    </style:style>
    <style:style style:name="P40" style:parent-style-name="LO-Normal" style:family="paragraph">
      <style:paragraph-properties fo:text-align="center" fo:margin-bottom="0in"/>
    </style:style>
    <style:style style:name="TableCell41" style:family="table-cell">
      <style:table-cell-properties fo:border="none" style:writing-mode="lr-tb" fo:padding-top="0in" fo:padding-left="0.0069in" fo:padding-bottom="0in" fo:padding-right="0.0069in"/>
    </style:style>
    <style:style style:name="P42" style:parent-style-name="LO-Normal" style:family="paragraph">
      <style:paragraph-properties fo:text-align="center" fo:margin-bottom="0in"/>
    </style:style>
    <style:style style:name="TableCell43" style:family="table-cell">
      <style:table-cell-properties fo:border="none" style:writing-mode="lr-tb" fo:padding-top="0in" fo:padding-left="0.0069in" fo:padding-bottom="0in" fo:padding-right="0.0069in"/>
    </style:style>
    <style:style style:name="P44" style:parent-style-name="LO-Normal" style:family="paragraph">
      <style:paragraph-properties fo:text-align="center" fo:margin-bottom="0in"/>
    </style:style>
    <style:style style:name="TableCell45" style:family="table-cell">
      <style:table-cell-properties fo:border="none" style:writing-mode="lr-tb" fo:padding-top="0in" fo:padding-left="0.0069in" fo:padding-bottom="0in" fo:padding-right="0.0069in"/>
    </style:style>
    <style:style style:name="P46" style:parent-style-name="LO-Normal" style:family="paragraph">
      <style:paragraph-properties fo:text-align="center" fo:margin-bottom="0in"/>
    </style:style>
    <style:style style:name="TableCell47" style:family="table-cell">
      <style:table-cell-properties fo:border="none" style:writing-mode="lr-tb" fo:padding-top="0in" fo:padding-left="0.0069in" fo:padding-bottom="0in" fo:padding-right="0.0069in"/>
    </style:style>
    <style:style style:name="P48" style:parent-style-name="LO-Normal" style:family="paragraph">
      <style:paragraph-properties fo:text-align="center" fo:margin-bottom="0in"/>
    </style:style>
    <style:style style:name="TableCell49" style:family="table-cell">
      <style:table-cell-properties fo:border="none" style:writing-mode="lr-tb" fo:padding-top="0in" fo:padding-left="0.0069in" fo:padding-bottom="0in" fo:padding-right="0.0069in"/>
    </style:style>
    <style:style style:name="P50" style:parent-style-name="LO-Normal" style:family="paragraph">
      <style:paragraph-properties fo:text-align="center" fo:margin-bottom="0in"/>
    </style:style>
    <style:style style:name="TableCell51" style:family="table-cell">
      <style:table-cell-properties fo:border="none" style:writing-mode="lr-tb" fo:padding-top="0in" fo:padding-left="0.0069in" fo:padding-bottom="0in" fo:padding-right="0.0069in"/>
    </style:style>
    <style:style style:name="P52" style:parent-style-name="LO-Normal" style:family="paragraph">
      <style:paragraph-properties fo:text-align="center" fo:margin-bottom="0in"/>
    </style:style>
    <style:style style:name="TableCell53" style:family="table-cell">
      <style:table-cell-properties fo:border="none" style:writing-mode="lr-tb" fo:padding-top="0in" fo:padding-left="0.0069in" fo:padding-bottom="0in" fo:padding-right="0.0069in"/>
    </style:style>
    <style:style style:name="P54" style:parent-style-name="LO-Normal" style:family="paragraph">
      <style:paragraph-properties fo:text-align="center" fo:margin-bottom="0in"/>
    </style:style>
    <style:style style:name="TableCell55" style:family="table-cell">
      <style:table-cell-properties fo:border="none" style:writing-mode="lr-tb" fo:padding-top="0in" fo:padding-left="0.0069in" fo:padding-bottom="0in" fo:padding-right="0.0069in"/>
    </style:style>
    <style:style style:name="P56" style:parent-style-name="LO-Normal" style:family="paragraph">
      <style:paragraph-properties fo:text-align="center" fo:margin-bottom="0in"/>
    </style:style>
    <style:style style:name="TableCell57" style:family="table-cell">
      <style:table-cell-properties fo:border="none" style:writing-mode="lr-tb" fo:padding-top="0in" fo:padding-left="0.0069in" fo:padding-bottom="0in" fo:padding-right="0.0069in"/>
    </style:style>
    <style:style style:name="P58" style:parent-style-name="LO-Normal" style:family="paragraph">
      <style:paragraph-properties fo:text-align="center" fo:margin-bottom="0in"/>
    </style:style>
    <style:style style:name="TableCell59" style:family="table-cell">
      <style:table-cell-properties fo:border="none" style:writing-mode="lr-tb" fo:padding-top="0in" fo:padding-left="0.0069in" fo:padding-bottom="0in" fo:padding-right="0.0069in"/>
    </style:style>
    <style:style style:name="P60" style:parent-style-name="LO-Normal" style:family="paragraph">
      <style:paragraph-properties fo:text-align="center" fo:margin-bottom="0in"/>
    </style:style>
    <style:style style:name="TableRow61" style:family="table-row">
      <style:table-row-properties style:row-height="0.3097in" style:use-optimal-row-height="false"/>
    </style:style>
    <style:style style:name="TableCell62" style:family="table-cell">
      <style:table-cell-properties fo:border-top="none" fo:border-left="0.0208in solid #000000" fo:border-bottom="none" fo:border-right="none" style:writing-mode="lr-tb" style:vertical-align="bottom" fo:padding-top="0in" fo:padding-left="0.0194in" fo:padding-bottom="0in" fo:padding-right="0.0194in"/>
    </style:style>
    <style:style style:name="P63" style:parent-style-name="LO-Normal" style:family="paragraph">
      <style:text-properties fo:font-size="9pt" style:font-size-asian="9pt" style:font-size-complex="9pt"/>
    </style:style>
    <style:style style:name="TableCell64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65" style:parent-style-name="LO-Normal" style:family="paragraph">
      <style:paragraph-properties fo:text-align="center" fo:margin-bottom="0in"/>
    </style:style>
    <style:style style:name="TableCell66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67" style:parent-style-name="LO-Normal" style:family="paragraph">
      <style:paragraph-properties fo:margin-bottom="0in"/>
    </style:style>
    <style:style style:name="T68" style:parent-style-name="Fonteparág.padrão" style:family="text">
      <style:text-properties fo:font-size="9pt" style:font-size-asian="9pt" style:font-size-complex="9pt"/>
    </style:style>
    <style:style style:name="TableCell69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70" style:parent-style-name="LO-Normal" style:family="paragraph">
      <style:paragraph-properties fo:text-align="center" fo:margin-bottom="0in"/>
    </style:style>
    <style:style style:name="TableCell71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72" style:parent-style-name="LO-Normal" style:family="paragraph">
      <style:paragraph-properties fo:text-align="center" fo:margin-bottom="0in"/>
    </style:style>
    <style:style style:name="T73" style:parent-style-name="Fonteparág.padrão" style:family="text">
      <style:text-properties fo:font-size="8pt" style:font-size-asian="8pt" style:font-size-complex="9pt"/>
    </style:style>
    <style:style style:name="TableCell74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75" style:parent-style-name="LO-Normal" style:family="paragraph">
      <style:paragraph-properties fo:text-align="center" fo:margin-bottom="0in"/>
    </style:style>
    <style:style style:name="TableCell76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77" style:parent-style-name="LO-Normal" style:family="paragraph">
      <style:paragraph-properties fo:text-align="center" fo:margin-bottom="0in"/>
    </style:style>
    <style:style style:name="T78" style:parent-style-name="Fonteparág.padrão" style:family="text">
      <style:text-properties fo:font-size="8pt" style:font-size-asian="8pt" style:font-size-complex="9pt"/>
    </style:style>
    <style:style style:name="TableCell79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80" style:parent-style-name="LO-Normal" style:family="paragraph">
      <style:paragraph-properties fo:text-align="center" fo:margin-bottom="0in"/>
    </style:style>
    <style:style style:name="TableCell81" style:family="table-cell">
      <style:table-cell-properties fo:border-top="none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82" style:parent-style-name="LO-Normal" style:family="paragraph">
      <style:text-properties fo:font-size="9pt" style:font-size-asian="9pt" style:font-size-complex="9pt"/>
    </style:style>
    <style:style style:name="TableCell83" style:family="table-cell">
      <style:table-cell-properties fo:border-top="none" fo:border-left="none" fo:border-bottom="0.0104in solid #000000" fo:border-right="0.0208in solid #000000" style:writing-mode="lr-tb" style:vertical-align="bottom" fo:padding-top="0in" fo:padding-left="0.0194in" fo:padding-bottom="0in" fo:padding-right="0.0194in"/>
    </style:style>
    <style:style style:name="P84" style:parent-style-name="LO-Normal" style:family="paragraph">
      <style:text-properties fo:font-size="9pt" style:font-size-asian="9pt" style:font-size-complex="9pt"/>
    </style:style>
    <style:style style:name="TableRow85" style:family="table-row">
      <style:table-row-properties style:row-height="0.1215in" style:use-optimal-row-height="false"/>
    </style:style>
    <style:style style:name="TableCell86" style:family="table-cell">
      <style:table-cell-properties fo:border-top="none" fo:border-left="0.0208in solid #000000" fo:border-bottom="0.0208in solid #000000" fo:border-right="none" style:writing-mode="lr-tb" style:vertical-align="middle" fo:padding-top="0in" fo:padding-left="0.0194in" fo:padding-bottom="0in" fo:padding-right="0.0194in"/>
    </style:style>
    <style:style style:name="P87" style:parent-style-name="LO-Normal" style:family="paragraph">
      <style:text-properties fo:font-size="9pt" style:font-size-asian="9pt" style:font-size-complex="9pt"/>
    </style:style>
    <style:style style:name="TableCell88" style:family="table-cell">
      <style:table-cell-properties fo:border-top="0.0104in solid #000000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89" style:parent-style-name="LO-Normal" style:family="paragraph">
      <style:text-properties fo:font-size="9pt" style:font-size-asian="9pt" style:font-size-complex="9pt"/>
    </style:style>
    <style:style style:name="TableCell90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91" style:parent-style-name="LO-Normal" style:family="paragraph">
      <style:text-properties fo:font-size="9pt" style:font-size-asian="9pt" style:font-size-complex="9pt"/>
    </style:style>
    <style:style style:name="TableCell92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93" style:parent-style-name="LO-Normal" style:family="paragraph">
      <style:text-properties fo:font-size="9pt" style:font-size-asian="9pt" style:font-size-complex="9pt"/>
    </style:style>
    <style:style style:name="TableCell94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95" style:parent-style-name="LO-Normal" style:family="paragraph">
      <style:text-properties fo:font-size="9pt" style:font-size-asian="9pt" style:font-size-complex="9pt"/>
    </style:style>
    <style:style style:name="TableCell96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97" style:parent-style-name="LO-Normal" style:family="paragraph">
      <style:text-properties fo:font-size="9pt" style:font-size-asian="9pt" style:font-size-complex="9pt"/>
    </style:style>
    <style:style style:name="TableCell98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99" style:parent-style-name="LO-Normal" style:family="paragraph">
      <style:text-properties fo:font-size="9pt" style:font-size-asian="9pt" style:font-size-complex="9pt"/>
    </style:style>
    <style:style style:name="TableCell100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101" style:parent-style-name="LO-Normal" style:family="paragraph">
      <style:paragraph-properties fo:text-align="center"/>
      <style:text-properties fo:font-size="9pt" style:font-size-asian="9pt" style:font-size-complex="9pt"/>
    </style:style>
    <style:style style:name="TableCell102" style:family="table-cell">
      <style:table-cell-properties fo:border-top="0.0104in solid #000000" fo:border-left="none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TableColumn104" style:family="table-column">
      <style:table-column-properties style:column-width="1.575in" style:use-optimal-column-width="false"/>
    </style:style>
    <style:style style:name="TableColumn105" style:family="table-column">
      <style:table-column-properties style:column-width="1.3784in" style:use-optimal-column-width="false"/>
    </style:style>
    <style:style style:name="TableColumn106" style:family="table-column">
      <style:table-column-properties style:column-width="0.8861in" style:use-optimal-column-width="false"/>
    </style:style>
    <style:style style:name="TableColumn107" style:family="table-column">
      <style:table-column-properties style:column-width="0.0527in" style:use-optimal-column-width="false"/>
    </style:style>
    <style:style style:name="TableColumn108" style:family="table-column">
      <style:table-column-properties style:column-width="1.2798in" style:use-optimal-column-width="false"/>
    </style:style>
    <style:style style:name="TableColumn109" style:family="table-column">
      <style:table-column-properties style:column-width="0.2951in" style:use-optimal-column-width="false"/>
    </style:style>
    <style:style style:name="TableColumn110" style:family="table-column">
      <style:table-column-properties style:column-width="1.575in" style:use-optimal-column-width="false"/>
    </style:style>
    <style:style style:name="TableColumn111" style:family="table-column">
      <style:table-column-properties style:column-width="0.8333in" style:use-optimal-column-width="false"/>
    </style:style>
    <style:style style:name="Table103" style:family="table">
      <style:table-properties style:width="7.8756in" fo:margin-left="0in" table:align="left"/>
    </style:style>
    <style:style style:name="TableRow112" style:family="table-row">
      <style:table-row-properties style:min-row-height="0.1298in" style:use-optimal-row-height="false" fo:keep-together="always"/>
    </style:style>
    <style:style style:name="TableCell113" style:family="table-cell">
      <style:table-cell-properties fo:border="0.0208in solid #000000" style:writing-mode="lr-tb" style:vertical-align="middle" fo:padding-top="0in" fo:padding-left="0.0194in" fo:padding-bottom="0in" fo:padding-right="0.0194in"/>
    </style:style>
    <style:style style:name="P114" style:parent-style-name="LO-Normal" style:family="paragraph">
      <style:paragraph-properties fo:text-align="center" fo:margin-bottom="0in"/>
    </style:style>
    <style:style style:name="T115" style:parent-style-name="Fonteparág.padrão" style:family="text">
      <style:text-properties fo:font-weight="bold" style:font-weight-asian="bold" fo:font-size="14pt" style:font-size-asian="14pt" style:font-size-complex="14pt"/>
    </style:style>
    <style:style style:name="TableRow116" style:family="table-row">
      <style:table-row-properties style:row-height="0.0694in" style:use-optimal-row-height="false"/>
    </style:style>
    <style:style style:name="TableCell117" style:family="table-cell">
      <style:table-cell-properties fo:border-top="0.0208in solid #000000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118" style:parent-style-name="LO-Normal" style:family="paragraph">
      <style:paragraph-properties fo:text-align="center"/>
      <style:text-properties fo:font-weight="bold" style:font-weight-asian="bold" fo:font-size="9pt" style:font-size-asian="9pt" style:font-size-complex="9pt"/>
    </style:style>
    <style:style style:name="TableCell119" style:family="table-cell">
      <style:table-cell-properties fo:border-top="0.0208in solid #000000" fo:border-left="none" fo:border-bottom="none" fo:border-right="none" style:writing-mode="lr-tb" style:vertical-align="middle" fo:padding-top="0in" fo:padding-left="0.0194in" fo:padding-bottom="0in" fo:padding-right="0.0194in"/>
    </style:style>
    <style:style style:name="P120" style:parent-style-name="LO-Normal" style:family="paragraph">
      <style:text-properties fo:font-weight="bold" style:font-weight-asian="bold" fo:font-size="9pt" style:font-size-asian="9pt" style:font-size-complex="9pt"/>
    </style:style>
    <style:style style:name="TableCell121" style:family="table-cell">
      <style:table-cell-properties fo:border-top="0.0208in solid #000000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122" style:parent-style-name="LO-Normal" style:family="paragraph">
      <style:paragraph-properties fo:text-align="center"/>
      <style:text-properties fo:font-weight="bold" style:font-weight-asian="bold" fo:font-size="9pt" style:font-size-asian="9pt" style:font-size-complex="9pt"/>
    </style:style>
    <style:style style:name="TableRow123" style:family="table-row">
      <style:table-row-properties style:min-row-height="0.1576in" style:use-optimal-row-height="false"/>
    </style:style>
    <style:style style:name="TableCell124" style:family="table-cell">
      <style:table-cell-properties fo:border-top="0.0208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25" style:parent-style-name="LO-Normal" style:family="paragraph">
      <style:paragraph-properties fo:text-align="center" fo:margin-bottom="0in"/>
    </style:style>
    <style:style style:name="T126" style:parent-style-name="Fonteparág.padrão" style:family="text">
      <style:text-properties fo:font-weight="bold" style:font-weight-asian="bold" fo:font-size="9pt" style:font-size-asian="9pt" style:font-size-complex="9pt"/>
    </style:style>
    <style:style style:name="TableCell127" style:family="table-cell">
      <style:table-cell-properties fo:border-top="none" fo:border-left="0.0208in solid #000000" fo:border-bottom="none" fo:border-right="0.0208in solid #000000" style:writing-mode="lr-tb" style:vertical-align="middle" fo:padding-top="0in" fo:padding-left="0.0194in" fo:padding-bottom="0in" fo:padding-right="0.0194in"/>
    </style:style>
    <style:style style:name="P128" style:parent-style-name="LO-Normal" style:family="paragraph">
      <style:paragraph-properties fo:text-align="center" fo:margin-bottom="0in"/>
      <style:text-properties fo:font-weight="bold" style:font-weight-asian="bold" fo:font-size="9pt" style:font-size-asian="9pt" style:font-size-complex="9pt"/>
    </style:style>
    <style:style style:name="TableCell129" style:family="table-cell">
      <style:table-cell-properties fo:border-top="0.0208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30" style:parent-style-name="LO-Normal" style:family="paragraph">
      <style:paragraph-properties fo:text-align="center" fo:margin-bottom="0in"/>
    </style:style>
    <style:style style:name="T131" style:parent-style-name="Fonteparág.padrão" style:family="text">
      <style:text-properties fo:font-weight="bold" style:font-weight-asian="bold" fo:font-size="9pt" style:font-size-asian="9pt" style:font-size-complex="9pt"/>
    </style:style>
    <style:style style:name="TableRow132" style:family="table-row">
      <style:table-row-properties style:min-row-height="0.1972in" style:use-optimal-row-height="false"/>
    </style:style>
    <style:style style:name="TableCell133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34" style:parent-style-name="LO-Normal" style:family="paragraph">
      <style:paragraph-properties fo:margin-bottom="0in"/>
    </style:style>
    <style:style style:name="T135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36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37" style:parent-style-name="LO-Normal" style:family="paragraph">
      <style:paragraph-properties fo:margin-bottom="0in" fo:margin-left="0.1263in" fo:text-indent="-0.1263in">
        <style:tab-stops/>
      </style:paragraph-properties>
    </style:style>
    <style:style style:name="T138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Row139" style:family="table-row">
      <style:table-row-properties style:min-row-height="0.1972in" style:use-optimal-row-height="false"/>
    </style:style>
    <style:style style:name="TableCell140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41" style:parent-style-name="LO-Normal" style:family="paragraph">
      <style:paragraph-properties fo:margin-bottom="0in"/>
    </style:style>
    <style:style style:name="T142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43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44" style:parent-style-name="LO-Normal" style:family="paragraph">
      <style:paragraph-properties fo:margin-bottom="0in"/>
    </style:style>
    <style:style style:name="T145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Row146" style:family="table-row">
      <style:table-row-properties style:min-row-height="0.1972in" style:use-optimal-row-height="false"/>
    </style:style>
    <style:style style:name="TableCell147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48" style:parent-style-name="LO-Normal" style:family="paragraph">
      <style:paragraph-properties fo:margin-bottom="0in"/>
      <style:text-properties fo:font-size="9pt" style:font-size-asian="9pt" style:font-size-complex="9pt"/>
    </style:style>
    <style:style style:name="TableCell149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50" style:parent-style-name="LO-Normal" style:family="paragraph">
      <style:paragraph-properties fo:margin-bottom="0in"/>
    </style:style>
    <style:style style:name="TableRow151" style:family="table-row">
      <style:table-row-properties style:min-row-height="0.1972in" style:use-optimal-row-height="false"/>
    </style:style>
    <style:style style:name="TableCell152" style:family="table-cell">
      <style:table-cell-properties fo:border-top="0.0104in solid #000000" fo:border-left="0.0208in solid #000000" fo:border-bottom="0.0104in solid #000000" fo:border-right="0.0104in solid #000000" style:writing-mode="lr-tb" style:vertical-align="middle" fo:padding-top="0in" fo:padding-left="0.0194in" fo:padding-bottom="0in" fo:padding-right="0.0194in"/>
    </style:style>
    <style:style style:name="P153" style:parent-style-name="LO-Normal" style:family="paragraph">
      <style:paragraph-properties fo:margin-bottom="0in"/>
    </style:style>
    <style:style style:name="T154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55" style:family="table-cell">
      <style:table-cell-properties fo:border-top="0.0104in solid #000000" fo:border-left="0.0104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56" style:parent-style-name="LO-Normal" style:family="paragraph">
      <style:paragraph-properties fo:margin-bottom="0in"/>
    </style:style>
    <style:style style:name="T157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58" style:family="table-cell">
      <style:table-cell-properties fo:border-top="none" fo:border-left="0.0208in solid #000000" fo:border-bottom="0.0104in solid #000000" fo:border-right="0.0104in solid #000000" style:writing-mode="lr-tb" style:vertical-align="middle" fo:padding-top="0in" fo:padding-left="0.0194in" fo:padding-bottom="0in" fo:padding-right="0.0194in"/>
    </style:style>
    <style:style style:name="P159" style:parent-style-name="LO-Normal" style:family="paragraph">
      <style:paragraph-properties fo:margin-bottom="0in"/>
    </style:style>
    <style:style style:name="T160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61" style:family="table-cell">
      <style:table-cell-properties fo:border-top="none" fo:border-left="0.0104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62" style:parent-style-name="LO-Normal" style:family="paragraph">
      <style:paragraph-properties fo:margin-bottom="0in"/>
    </style:style>
    <style:style style:name="T163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Row164" style:family="table-row">
      <style:table-row-properties style:min-row-height="0.1972in" style:use-optimal-row-height="false"/>
    </style:style>
    <style:style style:name="TableCell165" style:family="table-cell">
      <style:table-cell-properties fo:border-top="0.0104in solid #000000" fo:border-left="0.0208in solid #000000" fo:border-bottom="0.0208in solid #000000" fo:border-right="0.0104in solid #000000" style:writing-mode="lr-tb" style:vertical-align="middle" fo:padding-top="0in" fo:padding-left="0.0194in" fo:padding-bottom="0in" fo:padding-right="0.0194in"/>
    </style:style>
    <style:style style:name="P166" style:parent-style-name="LO-Normal" style:family="paragraph">
      <style:paragraph-properties fo:margin-bottom="0in"/>
    </style:style>
    <style:style style:name="T167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68" style:family="table-cell">
      <style:table-cell-properties fo:border-top="0.0104in solid #000000" fo:border-left="0.0104in solid #000000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P169" style:parent-style-name="LO-Normal" style:family="paragraph">
      <style:paragraph-properties fo:margin-bottom="0in"/>
    </style:style>
    <style:style style:name="T170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71" style:family="table-cell">
      <style:table-cell-properties fo:border-top="none" fo:border-left="0.0208in solid #000000" fo:border-bottom="0.0208in solid #000000" fo:border-right="0.0104in solid #000000" style:writing-mode="lr-tb" style:vertical-align="middle" fo:padding-top="0in" fo:padding-left="0.0194in" fo:padding-bottom="0in" fo:padding-right="0.0194in"/>
    </style:style>
    <style:style style:name="P172" style:parent-style-name="LO-Normal" style:family="paragraph">
      <style:paragraph-properties fo:margin-bottom="0in"/>
    </style:style>
    <style:style style:name="T173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74" style:family="table-cell">
      <style:table-cell-properties fo:border-top="none" fo:border-left="0.0104in solid #000000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P175" style:parent-style-name="LO-Normal" style:family="paragraph">
      <style:paragraph-properties fo:margin-bottom="0in"/>
    </style:style>
    <style:style style:name="T176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Row177" style:family="table-row">
      <style:table-row-properties style:row-height="0.0694in" style:use-optimal-row-height="false"/>
    </style:style>
    <style:style style:name="TableCell178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179" style:parent-style-name="LO-Normal" style:family="paragraph">
      <style:text-properties fo:font-weight="bold" style:font-weight-asian="bold" fo:font-size="8pt" style:font-size-asian="8pt" style:font-size-complex="8pt"/>
    </style:style>
    <style:style style:name="TableRow180" style:family="table-row">
      <style:table-row-properties style:row-height="0.1576in" style:use-optimal-row-height="false"/>
    </style:style>
    <style:style style:name="TableCell181" style:family="table-cell">
      <style:table-cell-properties fo:border="0.0208in solid #000000" style:writing-mode="lr-tb" style:vertical-align="middle" fo:padding-top="0in" fo:padding-left="0.0194in" fo:padding-bottom="0in" fo:padding-right="0.0194in"/>
    </style:style>
    <style:style style:name="P182" style:parent-style-name="LO-Normal" style:family="paragraph">
      <style:paragraph-properties fo:text-align="center" fo:margin-bottom="0in"/>
    </style:style>
    <style:style style:name="T183" style:parent-style-name="Fonteparág.padrão" style:family="text">
      <style:text-properties fo:font-weight="bold" style:font-weight-asian="bold" fo:font-size="9pt" style:font-size-asian="9pt" style:font-size-complex="9pt"/>
    </style:style>
    <style:style style:name="TableRow184" style:family="table-row">
      <style:table-row-properties style:row-height="0.1576in" style:use-optimal-row-height="false"/>
    </style:style>
    <style:style style:name="TableCell185" style:family="table-cell">
      <style:table-cell-properties fo:border-top="0.0208in solid #000000" fo:border-left="0.0208in solid #000000" fo:border-bottom="0.0034in solid #000000" fo:border-right="0.0034in solid #000000" style:writing-mode="lr-tb" style:vertical-align="middle" fo:padding-top="0in" fo:padding-left="0.0194in" fo:padding-bottom="0in" fo:padding-right="0.0194in"/>
    </style:style>
    <style:style style:name="P186" style:parent-style-name="LO-Normal" style:family="paragraph">
      <style:paragraph-properties fo:text-align="center" fo:margin-bottom="0in"/>
    </style:style>
    <style:style style:name="T187" style:parent-style-name="Fonteparág.padrão" style:family="text">
      <style:text-properties fo:font-weight="bold" style:font-weight-asian="bold" fo:font-size="8pt" style:font-size-asian="8pt" style:font-size-complex="8pt"/>
    </style:style>
    <style:style style:name="P188" style:parent-style-name="LO-Normal" style:family="paragraph">
      <style:paragraph-properties fo:text-align="center" fo:margin-bottom="0in"/>
    </style:style>
    <style:style style:name="T189" style:parent-style-name="Fonteparág.padrão" style:family="text">
      <style:text-properties fo:font-weight="bold" style:font-weight-asian="bold" fo:font-size="8pt" style:font-size-asian="8pt" style:font-size-complex="8pt"/>
    </style:style>
    <style:style style:name="TableCell190" style:family="table-cell">
      <style:table-cell-properties fo:border-top="0.0208in solid #000000" fo:border-left="0.0034in solid #000000" fo:border-bottom="0.0034in solid #000000" fo:border-right="0.0208in solid #000000" style:writing-mode="lr-tb" style:vertical-align="middle" fo:padding-top="0in" fo:padding-left="0.0194in" fo:padding-bottom="0in" fo:padding-right="0.0194in"/>
    </style:style>
    <style:style style:name="P191" style:parent-style-name="LO-Normal" style:family="paragraph">
      <style:paragraph-properties fo:text-align="center" fo:margin-bottom="0in"/>
    </style:style>
    <style:style style:name="T192" style:parent-style-name="Fonteparág.padrão" style:family="text">
      <style:text-properties fo:font-weight="bold" style:font-weight-asian="bold" fo:font-size="8pt" style:font-size-asian="8pt" style:font-size-complex="8pt"/>
    </style:style>
    <style:style style:name="P193" style:parent-style-name="LO-Normal" style:family="paragraph">
      <style:paragraph-properties fo:text-align="center" fo:margin-bottom="0in"/>
    </style:style>
    <style:style style:name="T194" style:parent-style-name="Fonteparág.padrão" style:family="text">
      <style:text-properties fo:font-weight="bold" style:font-weight-asian="bold" fo:font-size="8pt" style:font-size-asian="8pt" style:font-size-complex="8pt"/>
    </style:style>
    <style:style style:name="TableRow195" style:family="table-row">
      <style:table-row-properties style:row-height="0.1965in" style:use-optimal-row-height="false"/>
    </style:style>
    <style:style style:name="TableCell196" style:family="table-cell">
      <style:table-cell-properties fo:border-top="0.0034in solid #000000" fo:border-left="0.0208in solid #000000" fo:border-bottom="0.0034in solid #000000" fo:border-right="0.0034in solid #000000" style:writing-mode="lr-tb" style:vertical-align="middle" fo:padding-top="0in" fo:padding-left="0.0194in" fo:padding-bottom="0in" fo:padding-right="0.0194in"/>
    </style:style>
    <style:style style:name="P197" style:parent-style-name="LO-Normal" style:family="paragraph">
      <style:paragraph-properties fo:margin-bottom="0in"/>
    </style:style>
    <style:style style:name="TableCell198" style:family="table-cell">
      <style:table-cell-properties fo:border-top="0.0034in solid #000000" fo:border-left="0.0034in solid #000000" fo:border-bottom="0.0034in solid #000000" fo:border-right="0.0208in solid #000000" style:writing-mode="lr-tb" style:vertical-align="middle" fo:padding-top="0in" fo:padding-left="0.0194in" fo:padding-bottom="0in" fo:padding-right="0.0194in"/>
    </style:style>
    <style:style style:name="P199" style:parent-style-name="LO-Normal" style:family="paragraph">
      <style:paragraph-properties fo:text-align="center" fo:margin-bottom="0in"/>
    </style:style>
    <style:style style:name="TableRow200" style:family="table-row">
      <style:table-row-properties style:min-row-height="0.1965in" style:use-optimal-row-height="false"/>
    </style:style>
    <style:style style:name="TableCell201" style:family="table-cell">
      <style:table-cell-properties fo:border-top="0.0034in solid #000000" fo:border-left="0.0208in solid #000000" fo:border-bottom="0.0208in solid #000000" fo:border-right="0.0034in solid #000000" style:writing-mode="lr-tb" style:vertical-align="middle" fo:padding-top="0in" fo:padding-left="0.0194in" fo:padding-bottom="0in" fo:padding-right="0.0194in"/>
    </style:style>
    <style:style style:name="P202" style:parent-style-name="LO-Normal" style:family="paragraph">
      <style:paragraph-properties fo:margin-bottom="0in"/>
    </style:style>
    <style:style style:name="TableCell203" style:family="table-cell">
      <style:table-cell-properties fo:border-top="0.0034in solid #000000" fo:border-left="0.0034in solid #000000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P204" style:parent-style-name="LO-Normal" style:family="paragraph">
      <style:paragraph-properties fo:text-align="center" fo:margin-bottom="0in"/>
    </style:style>
    <style:style style:name="P205" style:parent-style-name="LO-Normal" style:family="paragraph">
      <style:paragraph-properties fo:margin-bottom="0in" fo:margin-right="-1.1812in"/>
    </style:style>
    <style:style style:name="T206" style:parent-style-name="Fonteparág.padrão" style:family="text">
      <style:text-properties fo:font-weight="bold" style:font-weight-asian="bold" fo:font-size="9pt" style:font-size-asian="9pt" style:font-size-complex="9pt" style:language-asian="pt" style:country-asian="BR"/>
    </style:style>
    <style:style style:name="TableColumn208" style:family="table-column">
      <style:table-column-properties style:column-width="0.0527in" style:use-optimal-column-width="false"/>
    </style:style>
    <style:style style:name="TableColumn209" style:family="table-column">
      <style:table-column-properties style:column-width="0.1972in" style:use-optimal-column-width="false"/>
    </style:style>
    <style:style style:name="TableColumn210" style:family="table-column">
      <style:table-column-properties style:column-width="0.8861in" style:use-optimal-column-width="false"/>
    </style:style>
    <style:style style:name="TableColumn211" style:family="table-column">
      <style:table-column-properties style:column-width="0.0527in" style:use-optimal-column-width="false"/>
    </style:style>
    <style:style style:name="TableColumn212" style:family="table-column">
      <style:table-column-properties style:column-width="0.1437in" style:use-optimal-column-width="false"/>
    </style:style>
    <style:style style:name="TableColumn213" style:family="table-column">
      <style:table-column-properties style:column-width="0.2423in" style:use-optimal-column-width="false"/>
    </style:style>
    <style:style style:name="TableColumn214" style:family="table-column">
      <style:table-column-properties style:column-width="0.0986in" style:use-optimal-column-width="false"/>
    </style:style>
    <style:style style:name="TableColumn215" style:family="table-column">
      <style:table-column-properties style:column-width="0.4895in" style:use-optimal-column-width="false"/>
    </style:style>
    <style:style style:name="TableColumn216" style:family="table-column">
      <style:table-column-properties style:column-width="0.0187in" style:use-optimal-column-width="false"/>
    </style:style>
    <style:style style:name="TableColumn217" style:family="table-column">
      <style:table-column-properties style:column-width="0.0895in" style:use-optimal-column-width="false"/>
    </style:style>
    <style:style style:name="TableColumn218" style:family="table-column">
      <style:table-column-properties style:column-width="0.1361in" style:use-optimal-column-width="false"/>
    </style:style>
    <style:style style:name="TableColumn219" style:family="table-column">
      <style:table-column-properties style:column-width="0.0611in" style:use-optimal-column-width="false"/>
    </style:style>
    <style:style style:name="TableColumn220" style:family="table-column">
      <style:table-column-properties style:column-width="0.2951in" style:use-optimal-column-width="false"/>
    </style:style>
    <style:style style:name="TableColumn221" style:family="table-column">
      <style:table-column-properties style:column-width="1.0756in" style:use-optimal-column-width="false"/>
    </style:style>
    <style:style style:name="TableColumn222" style:family="table-column">
      <style:table-column-properties style:column-width="0.1965in" style:use-optimal-column-width="false"/>
    </style:style>
    <style:style style:name="TableColumn223" style:family="table-column">
      <style:table-column-properties style:column-width="0.1201in" style:use-optimal-column-width="false"/>
    </style:style>
    <style:style style:name="TableColumn224" style:family="table-column">
      <style:table-column-properties style:column-width="0.1826in" style:use-optimal-column-width="false"/>
    </style:style>
    <style:style style:name="TableColumn225" style:family="table-column">
      <style:table-column-properties style:column-width="0.5465in" style:use-optimal-column-width="false"/>
    </style:style>
    <style:style style:name="TableColumn226" style:family="table-column">
      <style:table-column-properties style:column-width="0.0895in" style:use-optimal-column-width="false"/>
    </style:style>
    <style:style style:name="TableColumn227" style:family="table-column">
      <style:table-column-properties style:column-width="0.1972in" style:use-optimal-column-width="false"/>
    </style:style>
    <style:style style:name="TableColumn228" style:family="table-column">
      <style:table-column-properties style:column-width="0.2951in" style:use-optimal-column-width="false"/>
    </style:style>
    <style:style style:name="TableColumn229" style:family="table-column">
      <style:table-column-properties style:column-width="1.3923in" style:use-optimal-column-width="false"/>
    </style:style>
    <style:style style:name="TableColumn230" style:family="table-column">
      <style:table-column-properties style:column-width="0.1826in" style:use-optimal-column-width="false"/>
    </style:style>
    <style:style style:name="TableColumn231" style:family="table-column">
      <style:table-column-properties style:column-width="0.8333in" style:use-optimal-column-width="false"/>
    </style:style>
    <style:style style:name="Table207" style:family="table">
      <style:table-properties style:width="7.8756in" fo:margin-left="0in" table:align="center"/>
    </style:style>
    <style:style style:name="TableRow232" style:family="table-row">
      <style:table-row-properties style:min-row-height="0.1965in" style:use-optimal-row-height="false"/>
    </style:style>
    <style:style style:name="TableCell233" style:family="table-cell">
      <style:table-cell-properties fo:border="none" style:writing-mode="lr-tb" fo:padding-top="0in" fo:padding-left="0.0069in" fo:padding-bottom="0in" fo:padding-right="0.0069in"/>
    </style:style>
    <style:style style:name="P234" style:parent-style-name="LO-Normal" style:family="paragraph">
      <style:paragraph-properties fo:text-align="center" fo:margin-bottom="0in"/>
    </style:style>
    <style:style style:name="TableCell235" style:family="table-cell">
      <style:table-cell-properties fo:border="none" style:writing-mode="lr-tb" fo:padding-top="0in" fo:padding-left="0.0069in" fo:padding-bottom="0in" fo:padding-right="0.0069in"/>
    </style:style>
    <style:style style:name="P236" style:parent-style-name="LO-Normal" style:family="paragraph">
      <style:paragraph-properties fo:text-align="center" fo:margin-bottom="0in"/>
    </style:style>
    <style:style style:name="TableCell237" style:family="table-cell">
      <style:table-cell-properties fo:border="none" style:writing-mode="lr-tb" fo:padding-top="0in" fo:padding-left="0.0069in" fo:padding-bottom="0in" fo:padding-right="0.0069in"/>
    </style:style>
    <style:style style:name="P238" style:parent-style-name="LO-Normal" style:family="paragraph">
      <style:paragraph-properties fo:text-align="center" fo:margin-bottom="0in"/>
    </style:style>
    <style:style style:name="TableCell239" style:family="table-cell">
      <style:table-cell-properties fo:border="none" style:writing-mode="lr-tb" fo:padding-top="0in" fo:padding-left="0.0069in" fo:padding-bottom="0in" fo:padding-right="0.0069in"/>
    </style:style>
    <style:style style:name="P240" style:parent-style-name="LO-Normal" style:family="paragraph">
      <style:paragraph-properties fo:text-align="center" fo:margin-bottom="0in"/>
    </style:style>
    <style:style style:name="TableCell241" style:family="table-cell">
      <style:table-cell-properties fo:border="none" style:writing-mode="lr-tb" fo:padding-top="0in" fo:padding-left="0.0069in" fo:padding-bottom="0in" fo:padding-right="0.0069in"/>
    </style:style>
    <style:style style:name="P242" style:parent-style-name="LO-Normal" style:family="paragraph">
      <style:paragraph-properties fo:text-align="center" fo:margin-bottom="0in"/>
    </style:style>
    <style:style style:name="TableCell243" style:family="table-cell">
      <style:table-cell-properties fo:border="none" style:writing-mode="lr-tb" fo:padding-top="0in" fo:padding-left="0.0069in" fo:padding-bottom="0in" fo:padding-right="0.0069in"/>
    </style:style>
    <style:style style:name="P244" style:parent-style-name="LO-Normal" style:family="paragraph">
      <style:paragraph-properties fo:text-align="center" fo:margin-bottom="0in"/>
    </style:style>
    <style:style style:name="TableCell245" style:family="table-cell">
      <style:table-cell-properties fo:border="none" style:writing-mode="lr-tb" fo:padding-top="0in" fo:padding-left="0.0069in" fo:padding-bottom="0in" fo:padding-right="0.0069in"/>
    </style:style>
    <style:style style:name="P246" style:parent-style-name="LO-Normal" style:family="paragraph">
      <style:paragraph-properties fo:text-align="center" fo:margin-bottom="0in"/>
    </style:style>
    <style:style style:name="TableCell247" style:family="table-cell">
      <style:table-cell-properties fo:border="none" style:writing-mode="lr-tb" fo:padding-top="0in" fo:padding-left="0.0069in" fo:padding-bottom="0in" fo:padding-right="0.0069in"/>
    </style:style>
    <style:style style:name="P248" style:parent-style-name="LO-Normal" style:family="paragraph">
      <style:paragraph-properties fo:text-align="center" fo:margin-bottom="0in"/>
    </style:style>
    <style:style style:name="TableCell249" style:family="table-cell">
      <style:table-cell-properties fo:border="none" style:writing-mode="lr-tb" fo:padding-top="0in" fo:padding-left="0.0069in" fo:padding-bottom="0in" fo:padding-right="0.0069in"/>
    </style:style>
    <style:style style:name="P250" style:parent-style-name="LO-Normal" style:family="paragraph">
      <style:paragraph-properties fo:text-align="center" fo:margin-bottom="0in"/>
    </style:style>
    <style:style style:name="TableCell251" style:family="table-cell">
      <style:table-cell-properties fo:border="none" style:writing-mode="lr-tb" fo:padding-top="0in" fo:padding-left="0.0069in" fo:padding-bottom="0in" fo:padding-right="0.0069in"/>
    </style:style>
    <style:style style:name="P252" style:parent-style-name="LO-Normal" style:family="paragraph">
      <style:paragraph-properties fo:text-align="center" fo:margin-bottom="0in"/>
    </style:style>
    <style:style style:name="TableCell253" style:family="table-cell">
      <style:table-cell-properties fo:border="none" style:writing-mode="lr-tb" fo:padding-top="0in" fo:padding-left="0.0069in" fo:padding-bottom="0in" fo:padding-right="0.0069in"/>
    </style:style>
    <style:style style:name="P254" style:parent-style-name="LO-Normal" style:family="paragraph">
      <style:paragraph-properties fo:text-align="center" fo:margin-bottom="0in"/>
    </style:style>
    <style:style style:name="TableCell255" style:family="table-cell">
      <style:table-cell-properties fo:border="none" style:writing-mode="lr-tb" fo:padding-top="0in" fo:padding-left="0.0069in" fo:padding-bottom="0in" fo:padding-right="0.0069in"/>
    </style:style>
    <style:style style:name="P256" style:parent-style-name="LO-Normal" style:family="paragraph">
      <style:paragraph-properties fo:text-align="center" fo:margin-bottom="0in"/>
    </style:style>
    <style:style style:name="TableCell257" style:family="table-cell">
      <style:table-cell-properties fo:border="none" style:writing-mode="lr-tb" fo:padding-top="0in" fo:padding-left="0.0069in" fo:padding-bottom="0in" fo:padding-right="0.0069in"/>
    </style:style>
    <style:style style:name="P258" style:parent-style-name="LO-Normal" style:family="paragraph">
      <style:paragraph-properties fo:text-align="center" fo:margin-bottom="0in"/>
    </style:style>
    <style:style style:name="TableCell259" style:family="table-cell">
      <style:table-cell-properties fo:border="none" style:writing-mode="lr-tb" fo:padding-top="0in" fo:padding-left="0.0069in" fo:padding-bottom="0in" fo:padding-right="0.0069in"/>
    </style:style>
    <style:style style:name="P260" style:parent-style-name="LO-Normal" style:family="paragraph">
      <style:paragraph-properties fo:text-align="center" fo:margin-bottom="0in"/>
    </style:style>
    <style:style style:name="TableCell261" style:family="table-cell">
      <style:table-cell-properties fo:border="none" style:writing-mode="lr-tb" fo:padding-top="0in" fo:padding-left="0.0069in" fo:padding-bottom="0in" fo:padding-right="0.0069in"/>
    </style:style>
    <style:style style:name="P262" style:parent-style-name="LO-Normal" style:family="paragraph">
      <style:paragraph-properties fo:text-align="center" fo:margin-bottom="0in"/>
    </style:style>
    <style:style style:name="TableRow263" style:family="table-row">
      <style:table-row-properties style:row-height="0.3097in" style:use-optimal-row-height="false"/>
    </style:style>
    <style:style style:name="TableCell264" style:family="table-cell">
      <style:table-cell-properties fo:border-top="none" fo:border-left="0.0208in solid #000000" fo:border-bottom="none" fo:border-right="none" style:writing-mode="lr-tb" style:vertical-align="bottom" fo:padding-top="0in" fo:padding-left="0.0194in" fo:padding-bottom="0in" fo:padding-right="0.0194in"/>
    </style:style>
    <style:style style:name="T265" style:parent-style-name="Fonteparág.padrão" style:family="text">
      <style:text-properties fo:font-size="9pt" style:font-size-asian="9pt" style:font-size-complex="9pt" style:language-asian="pt" style:country-asian="BR"/>
    </style:style>
    <style:style style:name="TableCell266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267" style:parent-style-name="LO-Normal" style:family="paragraph">
      <style:paragraph-properties fo:text-align="center" fo:margin-bottom="0in"/>
    </style:style>
    <style:style style:name="TableCell268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269" style:parent-style-name="LO-Normal" style:family="paragraph">
      <style:paragraph-properties fo:margin-bottom="0in"/>
    </style:style>
    <style:style style:name="T270" style:parent-style-name="Fonteparág.padrão" style:family="text">
      <style:text-properties fo:font-size="9pt" style:font-size-asian="9pt" style:font-size-complex="9pt"/>
    </style:style>
    <style:style style:name="TableCell271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272" style:parent-style-name="LO-Normal" style:family="paragraph">
      <style:paragraph-properties fo:text-align="center" fo:margin-bottom="0in"/>
    </style:style>
    <style:style style:name="TableCell273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274" style:parent-style-name="LO-Normal" style:family="paragraph">
      <style:paragraph-properties fo:text-align="center" fo:margin-bottom="0in"/>
    </style:style>
    <style:style style:name="T275" style:parent-style-name="Fonteparág.padrão" style:family="text">
      <style:text-properties fo:font-size="8pt" style:font-size-asian="8pt" style:font-size-complex="9pt"/>
    </style:style>
    <style:style style:name="TableCell276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277" style:parent-style-name="LO-Normal" style:family="paragraph">
      <style:paragraph-properties fo:text-align="center" fo:margin-bottom="0in"/>
    </style:style>
    <style:style style:name="TableCell278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279" style:parent-style-name="LO-Normal" style:family="paragraph">
      <style:paragraph-properties fo:text-align="center" fo:margin-bottom="0in"/>
    </style:style>
    <style:style style:name="T280" style:parent-style-name="Fonteparág.padrão" style:family="text">
      <style:text-properties fo:font-size="8pt" style:font-size-asian="8pt" style:font-size-complex="9pt"/>
    </style:style>
    <style:style style:name="TableCell281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282" style:parent-style-name="LO-Normal" style:family="paragraph">
      <style:paragraph-properties fo:text-align="center" fo:margin-bottom="0in"/>
    </style:style>
    <style:style style:name="TableCell283" style:family="table-cell">
      <style:table-cell-properties fo:border-top="none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284" style:parent-style-name="LO-Normal" style:family="paragraph">
      <style:text-properties fo:font-size="9pt" style:font-size-asian="9pt" style:font-size-complex="9pt"/>
    </style:style>
    <style:style style:name="TableCell285" style:family="table-cell">
      <style:table-cell-properties fo:border-top="none" fo:border-left="none" fo:border-bottom="0.0104in solid #000000" fo:border-right="0.0208in solid #000000" style:writing-mode="lr-tb" style:vertical-align="bottom" fo:padding-top="0in" fo:padding-left="0.0194in" fo:padding-bottom="0in" fo:padding-right="0.0194in"/>
    </style:style>
    <style:style style:name="P286" style:parent-style-name="LO-Normal" style:family="paragraph">
      <style:text-properties fo:font-size="9pt" style:font-size-asian="9pt" style:font-size-complex="9pt"/>
    </style:style>
    <style:style style:name="TableRow287" style:family="table-row">
      <style:table-row-properties style:row-height="0.1597in" style:use-optimal-row-height="false"/>
    </style:style>
    <style:style style:name="TableCell288" style:family="table-cell">
      <style:table-cell-properties fo:border-top="none" fo:border-left="0.0208in solid #000000" fo:border-bottom="0.0208in solid #000000" fo:border-right="none" style:writing-mode="lr-tb" style:vertical-align="middle" fo:padding-top="0in" fo:padding-left="0.0194in" fo:padding-bottom="0in" fo:padding-right="0.0194in"/>
    </style:style>
    <style:style style:name="P289" style:parent-style-name="LO-Normal" style:family="paragraph">
      <style:text-properties fo:font-size="9pt" style:font-size-asian="9pt" style:font-size-complex="9pt"/>
    </style:style>
    <style:style style:name="TableCell290" style:family="table-cell">
      <style:table-cell-properties fo:border-top="0.0104in solid #000000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291" style:parent-style-name="LO-Normal" style:family="paragraph">
      <style:text-properties fo:font-size="9pt" style:font-size-asian="9pt" style:font-size-complex="9pt"/>
    </style:style>
    <style:style style:name="TableCell292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293" style:parent-style-name="LO-Normal" style:family="paragraph">
      <style:text-properties fo:font-size="9pt" style:font-size-asian="9pt" style:font-size-complex="9pt"/>
    </style:style>
    <style:style style:name="TableCell294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295" style:parent-style-name="LO-Normal" style:family="paragraph">
      <style:text-properties fo:font-size="9pt" style:font-size-asian="9pt" style:font-size-complex="9pt"/>
    </style:style>
    <style:style style:name="TableCell296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297" style:parent-style-name="LO-Normal" style:family="paragraph">
      <style:text-properties fo:font-size="9pt" style:font-size-asian="9pt" style:font-size-complex="9pt"/>
    </style:style>
    <style:style style:name="TableCell298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299" style:parent-style-name="LO-Normal" style:family="paragraph">
      <style:text-properties fo:font-size="9pt" style:font-size-asian="9pt" style:font-size-complex="9pt"/>
    </style:style>
    <style:style style:name="TableCell300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301" style:parent-style-name="LO-Normal" style:family="paragraph">
      <style:text-properties fo:font-size="9pt" style:font-size-asian="9pt" style:font-size-complex="9pt"/>
    </style:style>
    <style:style style:name="TableCell302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303" style:parent-style-name="LO-Normal" style:family="paragraph">
      <style:paragraph-properties fo:text-align="center"/>
      <style:text-properties fo:font-size="9pt" style:font-size-asian="9pt" style:font-size-complex="9pt"/>
    </style:style>
    <style:style style:name="TableCell304" style:family="table-cell">
      <style:table-cell-properties fo:border-top="0.0104in solid #000000" fo:border-left="none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family="graphic" style:name="a0" style:parent-style-name="Graphics">
      <style:graphic-properties fo:border="0.01042in none" fo:background-color="transparent" style:wrap="run-through" style:run-through="background" fo:clip="rect(0.69869in, 0in, 0.70052in, 0in)" style:horizontal-rel="page" style:vertical-rel="paragraph" style:horizontal-pos="from-left" style:vertical-pos="from-top"/>
    </style:style>
    <style:style style:family="graphic" style:name="a1">
      <style:graphic-properties style:wrap="run-through" style:run-through="foreground" draw:fill="none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 style:wrap="run-through" style:run-through="background" fo:clip="rect(0.69869in, 0in, 0.70052in, 0in)" style:horizontal-rel="page" style:vertical-rel="paragraph" style:horizontal-pos="from-left" style:vertical-pos="from-top"/>
    </style:style>
    <style:style style:family="graphic" style:name="a3">
      <style:graphic-properties style:wrap="run-through" style:run-through="foreground" draw:fill="none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header>
        <text:p text:style-name="P2"><text:span text:style-name="T3"><draw:frame draw:z-index="251661312" draw:style-name="a0" draw:name="Imagem 2" text:anchor-type="paragraph" svg:x="0.17986in" svg:y="-0.30694in" svg:width="1.36339in" svg:height="0.54945in" style:rel-width="scale" style:rel-height="scale"><draw:image xlink:href="media/image1.png" xlink:type="simple" xlink:show="embed" xlink:actuate="onLoad"/><svg:title/><svg:desc/></draw:frame></text:span></text:p>
        <text:p text:style-name="Cabeçalho"/>
        <text:p text:style-name="Cabeçalho"/>
      </style:header>
      <style:footer>
        <text:p text:style-name="Rodapé"><text:span text:style-name="T4"><draw:connector draw:type="line" svg:x1="-0.32301in" svg:y1="0.36393in" svg:x2="7.59713in" svg:y2="0.36393in" draw:z-index="251659264" draw:id="id0" draw:style-name="a1" draw:name="Conector reto 2" text:anchor-type="paragraph"><svg:title/><svg:desc/></draw:connector></text:span></text:p>
        <table:table table:style-name="Table5">
          <table:table-columns>
            <table:table-column table:style-name="TableColumn6"/>
            <table:table-column table:style-name="TableColumn7"/>
            <table:table-column table:style-name="TableColumn8"/>
            <table:table-column table:style-name="TableColumn9"/>
            <table:table-column table:style-name="TableColumn10"/>
            <table:table-column table:style-name="TableColumn11"/>
            <table:table-column table:style-name="TableColumn12"/>
            <table:table-column table:style-name="TableColumn13"/>
            <table:table-column table:style-name="TableColumn14"/>
            <table:table-column table:style-name="TableColumn15"/>
            <table:table-column table:style-name="TableColumn16"/>
            <table:table-column table:style-name="TableColumn17"/>
            <table:table-column table:style-name="TableColumn18"/>
            <table:table-column table:style-name="TableColumn19"/>
            <table:table-column table:style-name="TableColumn20"/>
            <table:table-column table:style-name="TableColumn21"/>
            <table:table-column table:style-name="TableColumn22"/>
            <table:table-column table:style-name="TableColumn23"/>
            <table:table-column table:style-name="TableColumn24"/>
            <table:table-column table:style-name="TableColumn25"/>
            <table:table-column table:style-name="TableColumn26"/>
            <table:table-column table:style-name="TableColumn27"/>
            <table:table-column table:style-name="TableColumn28"/>
            <table:table-column table:style-name="TableColumn29"/>
          </table:table-columns>
          <table:table-row table:style-name="TableRow30">
            <table:table-cell table:style-name="TableCell31" table:number-columns-spanned="2">
              <text:p text:style-name="P32"/>
            </table:table-cell>
            <table:covered-table-cell/>
            <table:table-cell table:style-name="TableCell33">
              <text:p text:style-name="P34"/>
            </table:table-cell>
            <table:table-cell table:style-name="TableCell35">
              <text:p text:style-name="P36"/>
            </table:table-cell>
            <table:table-cell table:style-name="TableCell37">
              <text:p text:style-name="P38"/>
            </table:table-cell>
            <table:table-cell table:style-name="TableCell39" table:number-columns-spanned="4">
              <text:p text:style-name="P40"/>
            </table:table-cell>
            <table:covered-table-cell/>
            <table:covered-table-cell/>
            <table:covered-table-cell/>
            <table:table-cell table:style-name="TableCell41">
              <text:p text:style-name="P42"/>
            </table:table-cell>
            <table:table-cell table:style-name="TableCell43" table:number-columns-spanned="2">
              <text:p text:style-name="P44"/>
            </table:table-cell>
            <table:covered-table-cell/>
            <table:table-cell table:style-name="TableCell45">
              <text:p text:style-name="P46"/>
            </table:table-cell>
            <table:table-cell table:style-name="TableCell47" table:number-columns-spanned="3">
              <text:p text:style-name="P48"/>
            </table:table-cell>
            <table:covered-table-cell/>
            <table:covered-table-cell/>
            <table:table-cell table:style-name="TableCell49">
              <text:p text:style-name="P50"/>
            </table:table-cell>
            <table:table-cell table:style-name="TableCell51" table:number-columns-spanned="3">
              <text:p text:style-name="P52"/>
            </table:table-cell>
            <table:covered-table-cell/>
            <table:covered-table-cell/>
            <table:table-cell table:style-name="TableCell53">
              <text:p text:style-name="P54"/>
            </table:table-cell>
            <table:table-cell table:style-name="TableCell55">
              <text:p text:style-name="P56"/>
            </table:table-cell>
            <table:table-cell table:style-name="TableCell57">
              <text:p text:style-name="P58"/>
            </table:table-cell>
            <table:table-cell table:style-name="TableCell59">
              <text:p text:style-name="P60"/>
            </table:table-cell>
          </table:table-row>
          <table:table-row table:style-name="TableRow61">
            <table:table-cell table:style-name="TableCell62">
              <text:p text:style-name="P63"/>
            </table:table-cell>
            <table:table-cell table:style-name="TableCell64" table:number-columns-spanned="5">
              <text:p text:style-name="P65">Arujá</text:p>
            </table:table-cell>
            <table:covered-table-cell/>
            <table:covered-table-cell/>
            <table:covered-table-cell/>
            <table:covered-table-cell/>
            <table:table-cell table:style-name="TableCell66">
              <text:p text:style-name="P67"><text:span text:style-name="T68">,</text:span></text:p>
            </table:table-cell>
            <table:table-cell table:style-name="TableCell69">
              <text:p text:style-name="P70">28</text:p>
            </table:table-cell>
            <table:table-cell table:style-name="TableCell71" table:number-columns-spanned="3">
              <text:p text:style-name="P72"><text:span text:style-name="T73">de</text:span></text:p>
            </table:table-cell>
            <table:covered-table-cell/>
            <table:covered-table-cell/>
            <table:table-cell table:style-name="TableCell74" table:number-columns-spanned="3">
              <text:p text:style-name="P75">Junho</text:p>
            </table:table-cell>
            <table:covered-table-cell/>
            <table:covered-table-cell/>
            <table:table-cell table:style-name="TableCell76">
              <text:p text:style-name="P77"><text:span text:style-name="T78">de</text:span></text:p>
            </table:table-cell>
            <table:table-cell table:style-name="TableCell79" table:number-columns-spanned="3">
              <text:p text:style-name="P80">2024</text:p>
            </table:table-cell>
            <table:covered-table-cell/>
            <table:covered-table-cell/>
            <table:table-cell table:style-name="TableCell81" table:number-rows-spanned="2">
              <text:p text:style-name="P82"/>
            </table:table-cell>
            <table:table-cell table:style-name="TableCell83" table:number-columns-spanned="5">
              <text:p text:style-name="P84"/>
            </table:table-cell>
            <table:covered-table-cell/>
            <table:covered-table-cell/>
            <table:covered-table-cell/>
            <table:covered-table-cell/>
          </table:table-row>
          <table:table-row table:style-name="TableRow85">
            <table:table-cell table:style-name="TableCell86">
              <text:p text:style-name="P87"/>
            </table:table-cell>
            <table:table-cell table:style-name="TableCell88" table:number-columns-spanned="5">
              <text:p text:style-name="P89"/>
            </table:table-cell>
            <table:covered-table-cell/>
            <table:covered-table-cell/>
            <table:covered-table-cell/>
            <table:covered-table-cell/>
            <table:table-cell table:style-name="TableCell90">
              <text:p text:style-name="P91"/>
            </table:table-cell>
            <table:table-cell table:style-name="TableCell92">
              <text:p text:style-name="P93"/>
            </table:table-cell>
            <table:table-cell table:style-name="TableCell94" table:number-columns-spanned="3">
              <text:p text:style-name="P95"/>
            </table:table-cell>
            <table:covered-table-cell/>
            <table:covered-table-cell/>
            <table:table-cell table:style-name="TableCell96" table:number-columns-spanned="3">
              <text:p text:style-name="P97"/>
            </table:table-cell>
            <table:covered-table-cell/>
            <table:covered-table-cell/>
            <table:table-cell table:style-name="TableCell98">
              <text:p text:style-name="P99"/>
            </table:table-cell>
            <table:table-cell table:style-name="TableCell100" table:number-columns-spanned="3">
              <text:p text:style-name="P101"/>
            </table:table-cell>
            <table:covered-table-cell/>
            <table:covered-table-cell/>
            <table:covered-table-cell>
              <text:p text:style-name="Normal"/>
            </table:covered-table-cell>
            <table:table-cell table:style-name="TableCell102" table:number-columns-spanned="5">
              <text:p text:style-name="LO-Normal"/>
            </table:table-cell>
            <table:covered-table-cell/>
            <table:covered-table-cell/>
            <table:covered-table-cell/>
            <table:covered-table-cell/>
          </table:table-row>
        </table:table>
        <text:p text:style-name="Rodapé"/>
        <text:p text:style-name="Rodapé"/>
      </style:footer>
    </style:master-page>
    <style:master-page style:next-style-name="MP0" style:name="MPF0" style:page-layout-name="PL0">
      <style:header>
        <table:table table:style-name="Table103">
          <table:table-columns>
            <table:table-column table:style-name="TableColumn104"/>
            <table:table-column table:style-name="TableColumn105"/>
            <table:table-column table:style-name="TableColumn106"/>
            <table:table-column table:style-name="TableColumn107"/>
            <table:table-column table:style-name="TableColumn108"/>
            <table:table-column table:style-name="TableColumn109"/>
            <table:table-column table:style-name="TableColumn110"/>
            <table:table-column table:style-name="TableColumn111"/>
          </table:table-columns>
          <table:table-row table:style-name="TableRow112">
            <table:table-cell table:style-name="TableCell113" table:number-columns-spanned="8">
              <text:p text:style-name="P114"><text:span text:style-name="T115">PRÉ LISTA DE POSTAGEM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Row116">
            <table:table-cell table:style-name="TableCell117" table:number-columns-spanned="3">
              <text:p text:style-name="P118"/>
            </table:table-cell>
            <table:covered-table-cell/>
            <table:covered-table-cell/>
            <table:table-cell table:style-name="TableCell119">
              <text:p text:style-name="P120"/>
            </table:table-cell>
            <table:table-cell table:style-name="TableCell121" table:number-columns-spanned="4">
              <text:p text:style-name="P122"/>
            </table:table-cell>
            <table:covered-table-cell/>
            <table:covered-table-cell/>
            <table:covered-table-cell/>
          </table:table-row>
          <table:table-row table:style-name="TableRow123">
            <table:table-cell table:style-name="TableCell124" table:number-columns-spanned="3">
              <text:p text:style-name="P125"><text:span text:style-name="T126">R E M E T E N T E</text:span></text:p>
            </table:table-cell>
            <table:covered-table-cell/>
            <table:covered-table-cell/>
            <table:table-cell table:style-name="TableCell127" table:number-rows-spanned="6">
              <text:p text:style-name="P128"/>
            </table:table-cell>
            <table:table-cell table:style-name="TableCell129" table:number-columns-spanned="4">
              <text:p text:style-name="P130"><text:span text:style-name="T131">D E S T I N A T Á R I O</text:span></text:p>
            </table:table-cell>
            <table:covered-table-cell/>
            <table:covered-table-cell/>
            <table:covered-table-cell/>
          </table:table-row>
          <table:table-row table:style-name="TableRow132">
            <table:table-cell table:style-name="TableCell133" table:number-columns-spanned="3">
              <text:p text:style-name="P134"><text:span text:style-name="T135">NOME: inovalight</text:span></text:p>
            </table:table-cell>
            <table:covered-table-cell/>
            <table:covered-table-cell/>
            <table:covered-table-cell>
              <text:p text:style-name="Normal"/>
            </table:covered-table-cell>
            <table:table-cell table:style-name="TableCell136" table:number-columns-spanned="4">
              <text:p text:style-name="P137"><text:span text:style-name="T138">NOME: correios</text:span></text:p>
            </table:table-cell>
            <table:covered-table-cell/>
            <table:covered-table-cell/>
            <table:covered-table-cell/>
          </table:table-row>
          <table:table-row table:style-name="TableRow139">
            <table:table-cell table:style-name="TableCell140" table:number-columns-spanned="3">
              <text:p text:style-name="P141"><text:span text:style-name="T142">ENDEREÇO: Rua Sergio Saleh Riman, 396, Casa 2</text:span></text:p>
            </table:table-cell>
            <table:covered-table-cell/>
            <table:covered-table-cell/>
            <table:covered-table-cell>
              <text:p text:style-name="Normal"/>
            </table:covered-table-cell>
            <table:table-cell table:style-name="TableCell143" table:number-columns-spanned="4">
              <text:p text:style-name="P144"><text:span text:style-name="T145">ENDEREÇO: rodovia Alberto hinoto 3385<text:s/></text:span></text:p>
            </table:table-cell>
            <table:covered-table-cell/>
            <table:covered-table-cell/>
            <table:covered-table-cell/>
          </table:table-row>
          <table:table-row table:style-name="TableRow146">
            <table:table-cell table:style-name="TableCell147" table:number-columns-spanned="3">
              <text:p text:style-name="P148">Vila riman</text:p>
            </table:table-cell>
            <table:covered-table-cell/>
            <table:covered-table-cell/>
            <table:covered-table-cell>
              <text:p text:style-name="Normal"/>
            </table:covered-table-cell>
            <table:table-cell table:style-name="TableCell149" table:number-columns-spanned="4">
              <text:p text:style-name="P150"/>
            </table:table-cell>
            <table:covered-table-cell/>
            <table:covered-table-cell/>
            <table:covered-table-cell/>
          </table:table-row>
          <table:table-row table:style-name="TableRow151">
            <table:table-cell table:style-name="TableCell152" table:number-columns-spanned="2">
              <text:p text:style-name="P153"><text:span text:style-name="T154">CIDADE: ARUJÁ</text:span></text:p>
            </table:table-cell>
            <table:covered-table-cell/>
            <table:table-cell table:style-name="TableCell155">
              <text:p text:style-name="P156"><text:span text:style-name="T157">UF: SP</text:span></text:p>
            </table:table-cell>
            <table:covered-table-cell>
              <text:p text:style-name="Normal"/>
            </table:covered-table-cell>
            <table:table-cell table:style-name="TableCell158" table:number-columns-spanned="3">
              <text:p text:style-name="P159"><text:span text:style-name="T160">CIDADE: Itaquaquecetuba</text:span></text:p>
            </table:table-cell>
            <table:covered-table-cell/>
            <table:covered-table-cell/>
            <table:table-cell table:style-name="TableCell161">
              <text:p text:style-name="P162"><text:span text:style-name="T163">UF: <text:s/>SP</text:span></text:p>
            </table:table-cell>
          </table:table-row>
          <table:table-row table:style-name="TableRow164">
            <table:table-cell table:style-name="TableCell165">
              <text:p text:style-name="P166"><text:span text:style-name="T167">CEP: 07401-075</text:span></text:p>
            </table:table-cell>
            <table:table-cell table:style-name="TableCell168" table:number-columns-spanned="2">
              <text:p text:style-name="P169"><text:span text:style-name="T170">CPF/CNPJ/DOC.ESTRANGEIRO:<text:s/></text:span></text:p>
            </table:table-cell>
            <table:covered-table-cell/>
            <table:covered-table-cell>
              <text:p text:style-name="Normal"/>
            </table:covered-table-cell>
            <table:table-cell table:style-name="TableCell171" table:number-columns-spanned="2">
              <text:p text:style-name="P172"><text:span text:style-name="T173">CEP:08589310</text:span></text:p>
            </table:table-cell>
            <table:covered-table-cell/>
            <table:table-cell table:style-name="TableCell174" table:number-columns-spanned="2">
              <text:p text:style-name="P175"><text:span text:style-name="T176">CPF/CNPJ/DOC.ESTRANGEIRO:<text:s/></text:span></text:p>
            </table:table-cell>
            <table:covered-table-cell/>
          </table:table-row>
          <table:table-row table:style-name="TableRow177">
            <table:table-cell table:style-name="TableCell178" table:number-columns-spanned="8">
              <text:p text:style-name="P179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Row180">
            <table:table-cell table:style-name="TableCell181" table:number-columns-spanned="8">
              <text:p text:style-name="P182"><text:span text:style-name="T183">I D E N T I F I C A Ç Ã O <text:s text:c="2"/>D O S <text:s text:c="2"/>PEDIDOS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Row184">
            <table:table-cell table:style-name="TableCell185" table:number-columns-spanned="5">
              <text:p text:style-name="P186"><text:span text:style-name="T187">RASTREIOS</text:span></text:p>
              <text:p text:style-name="P188"><text:span text:style-name="T189">CONTEÚDO</text:span></text:p>
            </table:table-cell>
            <table:covered-table-cell/>
            <table:covered-table-cell/>
            <table:covered-table-cell/>
            <table:covered-table-cell/>
            <table:table-cell table:style-name="TableCell190" table:number-columns-spanned="3">
              <text:p text:style-name="P191"><text:span text:style-name="T192">DECLARAÇÕES</text:span></text:p>
              <text:p text:style-name="P193"><text:span text:style-name="T194">VALOR</text:span></text:p>
            </table:table-cell>
            <table:covered-table-cell/>
            <table:covered-table-cell/>
          </table:table-row>
          <table:table-row table:style-name="TableRow195">
            <table:table-cell table:style-name="TableCell196" table:number-columns-spanned="5">
              <text:p text:style-name="P197">105<text:s/>Mercado Livre (1°Carro)</text:p>
            </table:table-cell>
            <table:covered-table-cell/>
            <table:covered-table-cell/>
            <table:covered-table-cell/>
            <table:covered-table-cell/>
            <table:table-cell table:style-name="TableCell198" table:number-columns-spanned="3">
              <text:p text:style-name="P199">0</text:p>
            </table:table-cell>
            <table:covered-table-cell/>
            <table:covered-table-cell/>
          </table:table-row>
          <table:table-row table:style-name="TableRow200">
            <table:table-cell table:style-name="TableCell201" table:number-columns-spanned="5">
              <text:p text:style-name="P202">161<text:s/>Mercado Livre (2°Carro)</text:p>
            </table:table-cell>
            <table:covered-table-cell/>
            <table:covered-table-cell/>
            <table:covered-table-cell/>
            <table:covered-table-cell/>
            <table:table-cell table:style-name="TableCell203" table:number-columns-spanned="3">
              <text:p text:style-name="P204">4</text:p>
            </table:table-cell>
            <table:covered-table-cell/>
            <table:covered-table-cell/>
          </table:table-row>
        </table:table>
        <text:p text:style-name="P205"><text:span text:style-name="T206"><draw:frame draw:z-index="251663360" draw:style-name="a2" draw:name="Imagem 2" text:anchor-type="paragraph" svg:x="0.17986in" svg:y="-0.30694in" svg:width="1.36339in" svg:height="0.54945in" style:rel-width="scale" style:rel-height="scale"><draw:image xlink:href="media/image1.png" xlink:type="simple" xlink:show="embed" xlink:actuate="onLoad"/><svg:title/><svg:desc/></draw:frame></text:span></text:p>
        <text:p text:style-name="Cabeçalho"/>
      </style:header>
      <style:footer>
        <text:p text:style-name="Rodapé"/>
        <table:table table:style-name="Table207">
          <table:table-columns>
            <table:table-column table:style-name="TableColumn208"/>
            <table:table-column table:style-name="TableColumn209"/>
            <table:table-column table:style-name="TableColumn210"/>
            <table:table-column table:style-name="TableColumn211"/>
            <table:table-column table:style-name="TableColumn212"/>
            <table:table-column table:style-name="TableColumn213"/>
            <table:table-column table:style-name="TableColumn214"/>
            <table:table-column table:style-name="TableColumn215"/>
            <table:table-column table:style-name="TableColumn216"/>
            <table:table-column table:style-name="TableColumn217"/>
            <table:table-column table:style-name="TableColumn218"/>
            <table:table-column table:style-name="TableColumn219"/>
            <table:table-column table:style-name="TableColumn220"/>
            <table:table-column table:style-name="TableColumn221"/>
            <table:table-column table:style-name="TableColumn222"/>
            <table:table-column table:style-name="TableColumn223"/>
            <table:table-column table:style-name="TableColumn224"/>
            <table:table-column table:style-name="TableColumn225"/>
            <table:table-column table:style-name="TableColumn226"/>
            <table:table-column table:style-name="TableColumn227"/>
            <table:table-column table:style-name="TableColumn228"/>
            <table:table-column table:style-name="TableColumn229"/>
            <table:table-column table:style-name="TableColumn230"/>
            <table:table-column table:style-name="TableColumn231"/>
          </table:table-columns>
          <table:table-row table:style-name="TableRow232">
            <table:table-cell table:style-name="TableCell233" table:number-columns-spanned="2">
              <text:p text:style-name="P234"/>
            </table:table-cell>
            <table:covered-table-cell/>
            <table:table-cell table:style-name="TableCell235">
              <text:p text:style-name="P236"/>
            </table:table-cell>
            <table:table-cell table:style-name="TableCell237">
              <text:p text:style-name="P238"/>
            </table:table-cell>
            <table:table-cell table:style-name="TableCell239">
              <text:p text:style-name="P240"/>
            </table:table-cell>
            <table:table-cell table:style-name="TableCell241" table:number-columns-spanned="4">
              <text:p text:style-name="P242"/>
            </table:table-cell>
            <table:covered-table-cell/>
            <table:covered-table-cell/>
            <table:covered-table-cell/>
            <table:table-cell table:style-name="TableCell243">
              <text:p text:style-name="P244"/>
            </table:table-cell>
            <table:table-cell table:style-name="TableCell245" table:number-columns-spanned="2">
              <text:p text:style-name="P246"/>
            </table:table-cell>
            <table:covered-table-cell/>
            <table:table-cell table:style-name="TableCell247">
              <text:p text:style-name="P248"/>
            </table:table-cell>
            <table:table-cell table:style-name="TableCell249" table:number-columns-spanned="3">
              <text:p text:style-name="P250"/>
            </table:table-cell>
            <table:covered-table-cell/>
            <table:covered-table-cell/>
            <table:table-cell table:style-name="TableCell251">
              <text:p text:style-name="P252"/>
            </table:table-cell>
            <table:table-cell table:style-name="TableCell253" table:number-columns-spanned="3">
              <text:p text:style-name="P254"/>
            </table:table-cell>
            <table:covered-table-cell/>
            <table:covered-table-cell/>
            <table:table-cell table:style-name="TableCell255">
              <text:p text:style-name="P256"/>
            </table:table-cell>
            <table:table-cell table:style-name="TableCell257">
              <text:p text:style-name="P258"/>
            </table:table-cell>
            <table:table-cell table:style-name="TableCell259">
              <text:p text:style-name="P260"/>
            </table:table-cell>
            <table:table-cell table:style-name="TableCell261">
              <text:p text:style-name="P262"/>
            </table:table-cell>
          </table:table-row>
          <table:table-row table:style-name="TableRow263">
            <table:table-cell table:style-name="TableCell264">
              <text:p text:style-name="LO-Normal"><text:span text:style-name="T265"><draw:connector draw:type="line" svg:x1="-0.0125in" svg:y1="-0.04514in" svg:x2="7.85208in" svg:y2="-0.04514in" draw:z-index="251664384" draw:id="id1" draw:style-name="a3" draw:name="Conector reto 4" text:anchor-type="paragraph"><svg:title/><svg:desc/></draw:connector></text:span></text:p>
            </table:table-cell>
            <table:table-cell table:style-name="TableCell266" table:number-columns-spanned="5">
              <text:p text:style-name="P267">Arujá</text:p>
            </table:table-cell>
            <table:covered-table-cell/>
            <table:covered-table-cell/>
            <table:covered-table-cell/>
            <table:covered-table-cell/>
            <table:table-cell table:style-name="TableCell268">
              <text:p text:style-name="P269"><text:span text:style-name="T270">,</text:span></text:p>
            </table:table-cell>
            <table:table-cell table:style-name="TableCell271">
              <text:p text:style-name="P272">28</text:p>
            </table:table-cell>
            <table:table-cell table:style-name="TableCell273" table:number-columns-spanned="3">
              <text:p text:style-name="P274"><text:span text:style-name="T275">de</text:span></text:p>
            </table:table-cell>
            <table:covered-table-cell/>
            <table:covered-table-cell/>
            <table:table-cell table:style-name="TableCell276" table:number-columns-spanned="3">
              <text:p text:style-name="P277">Junho</text:p>
            </table:table-cell>
            <table:covered-table-cell/>
            <table:covered-table-cell/>
            <table:table-cell table:style-name="TableCell278">
              <text:p text:style-name="P279"><text:span text:style-name="T280">de</text:span></text:p>
            </table:table-cell>
            <table:table-cell table:style-name="TableCell281" table:number-columns-spanned="3">
              <text:p text:style-name="P282">2024</text:p>
            </table:table-cell>
            <table:covered-table-cell/>
            <table:covered-table-cell/>
            <table:table-cell table:style-name="TableCell283" table:number-rows-spanned="2">
              <text:p text:style-name="P284"/>
            </table:table-cell>
            <table:table-cell table:style-name="TableCell285" table:number-columns-spanned="5">
              <text:p text:style-name="P286"/>
            </table:table-cell>
            <table:covered-table-cell/>
            <table:covered-table-cell/>
            <table:covered-table-cell/>
            <table:covered-table-cell/>
          </table:table-row>
          <table:table-row table:style-name="TableRow287">
            <table:table-cell table:style-name="TableCell288">
              <text:p text:style-name="P289"/>
            </table:table-cell>
            <table:table-cell table:style-name="TableCell290" table:number-columns-spanned="5">
              <text:p text:style-name="P291"/>
            </table:table-cell>
            <table:covered-table-cell/>
            <table:covered-table-cell/>
            <table:covered-table-cell/>
            <table:covered-table-cell/>
            <table:table-cell table:style-name="TableCell292">
              <text:p text:style-name="P293"/>
            </table:table-cell>
            <table:table-cell table:style-name="TableCell294">
              <text:p text:style-name="P295"/>
            </table:table-cell>
            <table:table-cell table:style-name="TableCell296" table:number-columns-spanned="3">
              <text:p text:style-name="P297"/>
            </table:table-cell>
            <table:covered-table-cell/>
            <table:covered-table-cell/>
            <table:table-cell table:style-name="TableCell298" table:number-columns-spanned="3">
              <text:p text:style-name="P299"/>
            </table:table-cell>
            <table:covered-table-cell/>
            <table:covered-table-cell/>
            <table:table-cell table:style-name="TableCell300">
              <text:p text:style-name="P301"/>
            </table:table-cell>
            <table:table-cell table:style-name="TableCell302" table:number-columns-spanned="3">
              <text:p text:style-name="P303"/>
            </table:table-cell>
            <table:covered-table-cell/>
            <table:covered-table-cell/>
            <table:covered-table-cell>
              <text:p text:style-name="Normal"/>
            </table:covered-table-cell>
            <table:table-cell table:style-name="TableCell304" table:number-columns-spanned="5">
              <text:p text:style-name="LO-Normal"/>
            </table:table-cell>
            <table:covered-table-cell/>
            <table:covered-table-cell/>
            <table:covered-table-cell/>
            <table:covered-table-cell/>
          </table:table-row>
        </table:table>
        <text:p text:style-name="Rodapé"/>
        <text:p text:style-name="Rodapé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lex Brochini</meta:initial-creator>
    <dc:creator>157-PC</dc:creator>
    <meta:creation-date>2024-06-28T18:39:00Z</meta:creation-date>
    <dc:date>2024-06-28T18:39:00Z</dc:date>
    <meta:print-date>2024-06-22T13:57:00Z</meta:print-date>
    <meta:template xlink:href="Normal" xlink:type="simple"/>
    <meta:editing-cycles>2</meta:editing-cycles>
    <meta:editing-duration>PT60S</meta:editing-duration>
    <meta:document-statistic meta:page-count="2" meta:paragraph-count="7" meta:word-count="582" meta:character-count="3718" meta:row-count="26" meta:non-whitespace-character-count="3143"/>
  </office:meta>
</office:document-meta>
</file>